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Mono CJK JP" svg:font-family="'Noto Sans Mono CJK JP'"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6.6965in" fo:margin-left="0in" fo:margin-right="-0.0042in" table:align="margins"/>
    </style:style>
    <style:style style:name="Таблица1.A" style:family="table-column">
      <style:table-column-properties style:column-width="1.2465in" style:rel-column-width="12199*"/>
    </style:style>
    <style:style style:name="Таблица1.B" style:family="table-column">
      <style:table-column-properties style:column-width="5.45in" style:rel-column-width="53336*"/>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0102in" style:auto-text-indent="false">
        <style:tab-stops/>
      </style:paragraph-properties>
    </style:style>
    <style:style style:name="P2" style:family="paragraph" style:parent-style-name="Standard">
      <style:paragraph-properties fo:margin-left="0in" fo:margin-right="0in" fo:text-align="center" style:justify-single-word="false" fo:text-indent="-0.0102in" style:auto-text-indent="false">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center" style:justify-single-word="false" fo:text-indent="-0.0102in" style:auto-text-indent="false">
        <style:tab-stops/>
      </style:paragraph-properties>
      <style:text-properties fo:font-size="12pt" fo:language="ru" fo:country="RU" fo:font-weight="normal" style:font-size-asian="12pt" style:font-weight-asian="normal" style:font-size-complex="12pt" style:font-weight-complex="normal"/>
    </style:style>
    <style:style style:name="P4" style:family="paragraph" style:parent-style-name="Standard">
      <style:paragraph-properties fo:margin-left="0in" fo:margin-right="0in" fo:text-align="center" style:justify-single-word="false" fo:text-indent="-0.0102in" style:auto-text-indent="false">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in" fo:margin-right="0in" fo:text-align="center" style:justify-single-word="false" fo:text-indent="-0.0102in" style:auto-text-indent="false">
        <style:tab-stops/>
      </style:paragraph-properties>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in" fo:margin-right="0in" fo:text-align="center" style:justify-single-word="false" fo:text-indent="-0.0102in" style:auto-text-indent="false">
        <style:tab-stops/>
      </style:paragraph-properties>
      <style:text-properties fo:font-weight="bold" style:font-weight-asian="bold" style:font-weight-complex="bold"/>
    </style:style>
    <style:style style:name="P7" style:family="paragraph" style:parent-style-name="Standard">
      <style:paragraph-properties fo:margin-left="0in" fo:margin-right="0in" fo:text-indent="-0.0102in" style:auto-text-indent="false">
        <style:tab-stops/>
      </style:paragraph-properties>
    </style:style>
    <style:style style:name="P8" style:family="paragraph" style:parent-style-name="Standard">
      <style:paragraph-properties fo:margin-left="0in" fo:margin-right="0in" fo:text-align="center" style:justify-single-word="false" fo:text-indent="-0.0102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in" fo:margin-right="0in" fo:text-align="center" style:justify-single-word="false" fo:text-indent="-0.0102in" style:auto-text-indent="false">
        <style:tab-stops/>
      </style:paragraph-properties>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margin-left="0in" fo:margin-right="0in" fo:text-align="center" style:justify-single-word="false" fo:text-indent="-0.0102in"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1" style:family="paragraph" style:parent-style-name="Standard">
      <style:paragraph-properties fo:margin-left="0in" fo:margin-right="0in" fo:text-align="start" style:justify-single-word="false" fo:text-indent="-0.0102in"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2" style:family="paragraph" style:parent-style-name="Standard">
      <style:paragraph-properties fo:margin-left="0in" fo:margin-right="0in" fo:text-align="center" style:justify-single-word="false" fo:text-indent="-0.0102in" style:auto-text-indent="false">
        <style:tab-stops/>
      </style:paragraph-properties>
      <style:text-properties fo:font-size="22pt" fo:font-weight="bold" style:font-size-asian="22pt" style:font-weight-asian="bold" style:font-size-complex="22pt" style:font-weight-complex="bold"/>
    </style:style>
    <style:style style:name="P13" style:family="paragraph" style:parent-style-name="Standard">
      <style:paragraph-properties fo:margin-left="0in" fo:margin-right="0in" fo:text-align="center" style:justify-single-word="false" fo:text-indent="-0.0102in" style:auto-text-indent="false">
        <style:tab-stops/>
      </style:paragraph-properties>
      <style:text-properties fo:language="ru" fo:country="RU"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style:font-name="Courier New" fo:font-size="10pt" style:font-size-asian="10pt" style:font-size-complex="10pt"/>
    </style:style>
    <style:style style:name="P17" style:family="paragraph" style:parent-style-name="Text_20_body">
      <style:text-properties style:font-name="Courier New" fo:font-size="10pt" fo:language="ru" fo:country="RU" style:font-size-asian="10pt" style:font-size-complex="10pt"/>
    </style:style>
    <style:style style:name="P18" style:family="paragraph" style:parent-style-name="Text_20_body">
      <style:text-properties style:font-name="Courier New" fo:font-size="10pt" fo:language="en" fo:country="US" style:font-size-asian="10pt" style:font-size-complex="10pt"/>
    </style:style>
    <style:style style:name="P19" style:family="paragraph" style:parent-style-name="Text_20_body">
      <style:text-properties fo:language="ru" fo:country="RU"/>
    </style:style>
    <style:style style:name="P20" style:family="paragraph" style:parent-style-name="Text_20_body">
      <style:text-properties style:font-name="Times New Roman" fo:font-size="12pt" fo:language="ru" fo:country="RU" style:font-size-asian="12pt" style:font-size-complex="12pt"/>
    </style:style>
    <style:style style:name="P21" style:family="paragraph" style:parent-style-name="Основной_20_код">
      <style:text-properties style:font-name="Courier New" fo:font-size="10pt" fo:language="en" fo:country="US" style:font-size-asian="10pt" style:font-size-complex="10pt"/>
    </style:style>
    <style:style style:name="P22" style:family="paragraph" style:parent-style-name="Основной_20_код">
      <style:text-properties fo:language="en" fo:country="US"/>
    </style:style>
    <style:style style:name="P23" style:family="paragraph" style:parent-style-name="Основной_20_код">
      <style:text-properties officeooo:paragraph-rsid="001cfeda"/>
    </style:style>
    <style:style style:name="P24" style:family="paragraph" style:parent-style-name="Основной_20_код">
      <style:text-properties fo:color="#ff0000" officeooo:paragraph-rsid="001cfeda"/>
    </style:style>
    <style:style style:name="P25" style:family="paragraph" style:parent-style-name="Основной_20_код">
      <style:paragraph-properties fo:margin-left="0in" fo:margin-right="0in" fo:text-indent="0in" style:auto-text-indent="false"/>
      <style:text-properties fo:language="ru" fo:country="RU"/>
    </style:style>
    <style:style style:name="P26" style:family="paragraph" style:parent-style-name="Text_20_body">
      <style:paragraph-properties fo:margin-left="0in" fo:margin-right="0in" fo:text-align="start" style:justify-single-word="false" fo:text-indent="0in"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Contents_20_3">
      <style:paragraph-properties>
        <style:tab-stops>
          <style:tab-stop style:position="6.2992in" style:type="right" style:leader-style="dotted" style:leader-text="."/>
        </style:tab-stops>
      </style:paragraph-properties>
    </style:style>
    <style:style style:name="P31" style:family="paragraph" style:parent-style-name="Table_20_Contents">
      <style:text-properties fo:language="ru" fo:country="RU" fo:font-weight="bold" style:font-weight-asian="bold" style:font-weight-complex="bold"/>
    </style:style>
    <style:style style:name="P32" style:family="paragraph" style:parent-style-name="Table_20_Contents">
      <style:text-properties fo:font-weight="bold" style:font-weight-asian="bold" style:font-weight-complex="bold"/>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text-align="center" style:justify-single-word="false"/>
    </style:style>
    <style:style style:name="P38" style:family="paragraph" style:parent-style-name="Heading_20_1">
      <style:paragraph-properties fo:margin-left="0in" fo:margin-right="0in" fo:text-align="center" style:justify-single-word="false" fo:text-indent="-0.0102in" style:auto-text-indent="false" fo:break-before="page">
        <style:tab-stops/>
      </style:paragraph-properties>
      <style:text-properties officeooo:rsid="001e1385" officeooo:paragraph-rsid="001e1385"/>
    </style:style>
    <style:style style:name="P39" style:family="paragraph" style:parent-style-name="Heading_20_1">
      <style:paragraph-properties fo:margin-left="0in" fo:margin-right="0in" fo:text-align="center" style:justify-single-word="false" fo:text-indent="-0.0102in" style:auto-text-indent="false">
        <style:tab-stops/>
      </style:paragraph-properties>
    </style:style>
    <style:style style:name="P40" style:family="paragraph" style:parent-style-name="Heading_20_1">
      <style:paragraph-properties fo:text-align="center" style:justify-single-word="false" fo:break-before="page"/>
    </style:style>
    <style:style style:name="P41" style:family="paragraph" style:parent-style-name="Heading_20_2">
      <style:paragraph-properties fo:text-align="center" style:justify-single-word="false"/>
    </style:style>
    <style:style style:name="P42" style:family="paragraph" style:parent-style-name="Heading_20_2">
      <style:paragraph-properties fo:text-align="center" style:justify-single-word="false" fo:break-before="page"/>
    </style:style>
    <style:style style:name="P43" style:family="paragraph" style:parent-style-name="Heading_20_3">
      <style:text-properties fo:language="en" fo:country="US"/>
    </style:style>
    <style:style style:name="P44" style:family="paragraph" style:parent-style-name="Heading_20_3">
      <style:paragraph-properties fo:break-before="page"/>
    </style:style>
    <style:style style:name="P45" style:family="paragraph" style:parent-style-name="Standard" style:master-page-name="First_20_Page">
      <style:paragraph-properties fo:margin-left="0in" fo:margin-right="0in" fo:text-align="center" style:justify-single-word="false" fo:text-indent="-0.0102in"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list-style-name="L5">
      <style:paragraph-properties>
        <style:tab-stops/>
      </style:paragraph-properties>
    </style:style>
    <style:style style:name="P47" style:family="paragraph" style:parent-style-name="Text_20_body" style:list-style-name="L1">
      <style:paragraph-properties fo:text-align="start" style:justify-single-word="false">
        <style:tab-stops/>
      </style:paragraph-properties>
      <style:text-properties officeooo:rsid="001e1385" officeooo:paragraph-rsid="001e1385"/>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paragraph-properties fo:text-align="start" style:justify-single-word="false"/>
    </style:style>
    <style:style style:name="P54" style:family="paragraph" style:parent-style-name="Text_20_body" style:list-style-name="L8">
      <style:paragraph-properties fo:text-align="start" style:justify-single-word="false"/>
      <style:text-properties fo:language="ru" fo:country="RU"/>
    </style:style>
    <style:style style:name="P55" style:family="paragraph" style:parent-style-name="Text_20_body" style:list-style-name="L8">
      <style:paragraph-properties fo:margin-left="0in" fo:margin-right="0in" fo:text-align="start" style:justify-single-word="false" fo:text-indent="-0.25in" style:auto-text-indent="false"/>
    </style:style>
    <style:style style:name="P56" style:family="paragraph" style:parent-style-name="Text_20_body" style:list-style-name="L8">
      <style:paragraph-properties fo:margin-left="0in" fo:margin-right="0in" fo:text-align="start"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language="ru" fo:country="RU"/>
    </style:style>
    <style:style style:name="T5" style:family="text">
      <style:text-properties fo:language="ru" fo:country="RU" fo:font-weight="normal" style:font-weight-asian="normal" style:font-weight-complex="normal"/>
    </style:style>
    <style:style style:name="T6" style:family="text">
      <style:text-properties style:font-name="Courier New"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language="et" fo:country="EE"/>
    </style:style>
    <style:style style:name="T9" style:family="text">
      <style:text-properties fo:color="#999999" style:text-line-through-style="solid" style:text-line-through-type="single"/>
    </style:style>
    <style:style style:name="T10" style:family="text">
      <style:text-properties fo:color="#999999" style:text-line-through-style="solid" style:text-line-through-type="single" officeooo:rsid="001cfeda"/>
    </style:style>
    <style:style style:name="T11" style:family="text">
      <style:text-properties officeooo:rsid="001cfeda"/>
    </style:style>
    <style:style style:name="T12" style:family="text">
      <style:text-properties officeooo:rsid="00205576"/>
    </style:style>
    <style:style style:name="T13" style:family="text">
      <style:text-properties fo:color="#c9211e" officeooo:rsid="0020557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ecoded by Evgeny Muchkin 06.10.1998</text:p>
      <text:p text:style-name="P8"><text:s/>SysOp of PALLY_STATION <text:s/>tel: 176-74-19</text:p>
      <text:p text:style-name="P9">Last update and correxion by Cyrax, Inc. 18.04.2002</text:p>
      <text:p text:style-name="P9">Former GS programmer... ;<text:span text:style-name="T4">) </text:span>email: reptyle@mail.ru</text:p>
      <text:p text:style-name="P8"/>
      <text:p text:style-name="P8"/>
      <text:p text:style-name="P8"/>
      <text:p text:style-name="P8"/>
      <text:p text:style-name="P8"/>
      <text:p text:style-name="P8"/>
      <text:p text:style-name="P8"/>
      <text:p text:style-name="P8"/>
      <text:p text:style-name="P8"/>
      <text:p text:style-name="P10">(с) STINGER &amp;</text:p>
      <text:p text:style-name="P10">(с) C<text:span text:style-name="T1">yrax, Inc. </text:span>- (*)</text:p>
      <text:p text:style-name="P11"/>
      <text:p text:style-name="P12">Руководство по программированию</text:p>
      <text:p text:style-name="P12">General Sound.</text:p>
      <text:p text:style-name="P2"/>
      <text:p text:style-name="P2"/>
      <text:p text:style-name="P2">Версия v1.04. Редакция 006.</text:p>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4">(отредактировал в документ </text:span><text:span text:style-name="T1">CHRV)</text:span></text:p>
      <text:p text:style-name="P5"/>
      <text:p text:style-name="P3">Оставлен полностью авторский текст за исключением </text:p>
      <text:p text:style-name="P3">форматирования и исправления ошибок в тексте.</text:p>
      <text:p text:style-name="P3">Добавлено описание исправлений в <text:span text:style-name="T1">GS ROM v1.05.</text:span></text:p>
      <text:p text:style-name="P6"/>
      <text:p text:style-name="P13"><text:date style:data-style-name="N36" text:date-value="2020-11-19T20:59:03.275253614">19.11.2020</text:dat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Оглавление</text:p>
          </text:index-title>
          <text:p text:style-name="P33">1. changelog<text:tab/>5</text:p>
          <text:p text:style-name="P33">2. Краткие технические характеристики GS.<text:tab/>5</text:p>
          <text:p text:style-name="P33">3. Краткое описание GS, или много всякой лабуды.<text:tab/>5</text:p>
          <text:p text:style-name="P33">4. Интерфейс со Спектрумом.<text:tab/>6</text:p>
          <text:p text:style-name="P33">5. Система команд GS.<text:tab/>6</text:p>
          <text:p text:style-name="P34"><text:s/>5.1 <text:s/>Команды GS:<text:tab/>8</text:p>
          <text:p text:style-name="P35"><text:s/>5.1.1 <text:s/>#00 Reset flags<text:tab/>8</text:p>
          <text:p text:style-name="P35"><text:s/>5.1.2 <text:s/>#01 Set silence (*)<text:tab/>8</text:p>
          <text:p text:style-name="P35"><text:s/>5.1.3 <text:s/>#02 Set low volume (*)<text:tab/>8</text:p>
          <text:p text:style-name="P35"><text:s/>5.1.4 <text:s/>#03 Set high volume (*)<text:tab/>8</text:p>
          <text:p text:style-name="P35"><text:s/>5.1.5 <text:s/>#04 Set 'E' 3bits (*)<text:tab/>8</text:p>
          <text:p text:style-name="P35"><text:s/>5.1.6 <text:s/>#05 Out volume port (*)<text:tab/>8</text:p>
          <text:p text:style-name="P35"><text:s/>5.1.7 <text:s/>#06 Send to DAC (*)<text:tab/>8</text:p>
          <text:p text:style-name="P35"><text:s/>5.1.8 <text:s/>#07 Send to DAC and to volume port (*)<text:tab/>9</text:p>
          <text:p text:style-name="P35"><text:s/>5.1.9 <text:s/>#08 - то же что и команда #00<text:tab/>9</text:p>
          <text:p text:style-name="P35"><text:s/>5.1.10 <text:s/>#09 Sets one's byte volume. (*)<text:tab/>9</text:p>
          <text:p text:style-name="P35"><text:s/>5.1.11 <text:s/>#0A DAC output (*)<text:tab/>9</text:p>
          <text:p text:style-name="P35"><text:s/>5.1.12 <text:s/>#0B DAC and Volume output (*)<text:tab/>9</text:p>
          <text:p text:style-name="P35"><text:s/>5.1.13 <text:s/>#0C Call SounDrive Covox mode (*)<text:tab/>9</text:p>
          <text:p text:style-name="P35"><text:s/>5.1.14 <text:s/>#0D Call Ultravox mode (*)<text:tab/>10</text:p>
          <text:p text:style-name="P35"><text:s/>5.1.15 <text:s/>#0E Go to LPT Covox mode<text:tab/>10</text:p>
          <text:p text:style-name="P35"><text:s/>5.1.16 <text:s/>#0F Go in Profi Covox mode (*)<text:tab/>10</text:p>
          <text:p text:style-name="P35"><text:s/>5.1.17 <text:s/>#10 Out to any port (*)<text:tab/>11</text:p>
          <text:p text:style-name="P35"><text:s/>5.1.18 <text:s/>#11 In from any port (*)<text:tab/>11</text:p>
          <text:p text:style-name="P35"><text:s/>5.1.19 <text:s/>#12 OUT to 0 port (*)<text:tab/>11</text:p>
          <text:p text:style-name="P35"><text:s/>5.1.20 <text:s/>#13 Jump to Address (*)<text:tab/>11</text:p>
          <text:p text:style-name="P35"><text:s/>5.1.21 <text:s/>#14 Load memory block (*)<text:tab/>11</text:p>
          <text:p text:style-name="P35"><text:s/>5.1.22 <text:s/>#15 Get memory block (*)<text:tab/>12</text:p>
          <text:p text:style-name="P35"><text:s/>5.1.23 <text:s/>#16 Poke to address (*)<text:tab/>12</text:p>
          <text:p text:style-name="P35"><text:s/>5.1.24 <text:s/>#17 Peek from address (*)<text:tab/>12</text:p>
          <text:p text:style-name="P35"><text:s/>5.1.25 <text:s/>#18 Load DE Pair (*)<text:tab/>12</text:p>
          <text:p text:style-name="P35"><text:s/>5.1.26 <text:s/>#19 Poke to (DE) address (*)<text:tab/>12</text:p>
          <text:p text:style-name="P35"><text:s/>5.1.27 <text:s/>#1A Peek from (DE) address (*)<text:tab/>13</text:p>
          <text:p text:style-name="P35"><text:s/>5.1.28 <text:s/>#1B Increment of DE Pair (*)<text:tab/>13</text:p>
          <text:p text:style-name="P35"><text:s/>5.1.29 <text:s/>#1C Poke to (#20XX) address (*)<text:tab/>13</text:p>
          <text:p text:style-name="P35"><text:s/>5.1.30 <text:s/>#1D Peek from (#20XX) address (*)<text:tab/>13</text:p>
          <text:p text:style-name="P35"><text:s/>5.1.31 <text:s/>#1E - #1F Зарезервированы.<text:tab/>13</text:p>
          <text:p text:style-name="P35"><text:s/>5.1.32 <text:s/>#F1 - #F2 Зарезервированы.<text:tab/>13</text:p>
          <text:p text:style-name="P35"><text:s/>5.1.33 <text:s/>#F3 Warm restart<text:tab/>13</text:p>
          <text:p text:style-name="P35"><text:s/>5.1.34 <text:s/>#F4 Cold restart<text:tab/>13</text:p>
          <text:p text:style-name="P35"><text:s/>5.1.35 <text:s/>#F5 Busy on<text:tab/>13</text:p>
          <text:p text:style-name="P35"><text:s/>5.1.36 <text:s/>#F6 Busy off<text:tab/>14</text:p>
          <text:p text:style-name="P35"><text:s/>5.1.37 <text:s/>#F7 Get HX Register (*)<text:tab/>14</text:p>
          <text:p text:style-name="P35"><text:s/>5.1.38 <text:s/>#F8 - #F9 Зарезервированы.<text:tab/>14</text:p>
          <text:p text:style-name="P35"><text:s/>5.1.39 <text:s/>#FA Out zero_to_zero<text:tab/>14</text:p>
          <text:p text:style-name="P35"><text:s/>5.1.40 <text:s/>#FB - #FF Зарезервированы.<text:tab/>14</text:p>
          <text:p text:style-name="P35"><text:s/>5.1.41 <text:s/>#20 Get total RAM<text:tab/>14</text:p>
          <text:p text:style-name="P35"><text:s/>5.1.42 <text:s/>#21 Get free RAM<text:tab/>15</text:p>
          <text:p text:style-name="P35"><text:s/>5.1.43 <text:s/>#22 Get GS Variable (*)<text:tab/>15</text:p>
          <text:p text:style-name="P35"><text:s/>5.1.44 <text:s/>#23 Get number of RAM Pages<text:tab/>15</text:p>
          <text:p text:style-name="P35"><text:soft-page-break/><text:s/>5.1.45 <text:s/>#24 - #29 Зарезервированы.<text:tab/>15</text:p>
          <text:p text:style-name="P35"><text:s/>5.1.46 <text:s/>#2A Set Module Master Volume<text:tab/>15</text:p>
          <text:p text:style-name="P35"><text:s/>5.1.47 <text:s/>#2B Set FX Master Volume<text:tab/>16</text:p>
          <text:p text:style-name="P35"><text:s/>5.1.48 <text:s/>#2E Set Current FX<text:tab/>16</text:p>
          <text:p text:style-name="P35"><text:s/>5.1.49 <text:s/>#30 Load Module<text:tab/>16</text:p>
          <text:p text:style-name="P35"><text:s/>5.1.50 <text:s/>#31 Play module<text:tab/>17</text:p>
          <text:p text:style-name="P35"><text:s/>5.1.51 <text:s/>#32 Stop module<text:tab/>17</text:p>
          <text:p text:style-name="P35"><text:s/>5.1.52 <text:s/>#33 Continue module<text:tab/>17</text:p>
          <text:p text:style-name="P35"><text:s/>5.1.53 <text:s/>#35 Set Module Volume<text:tab/>17</text:p>
          <text:p text:style-name="P35"><text:s/>5.1.54 <text:s/>#36 Data on (*)<text:tab/>17</text:p>
          <text:p text:style-name="P35"><text:s/>5.1.55 <text:s/>#37 Reinitialisation (*)<text:tab/>17</text:p>
          <text:p text:style-name="P35"><text:s/>5.1.56 <text:s/>#38 Load FX<text:tab/>18</text:p>
          <text:p text:style-name="P35"><text:s/>5.1.57 <text:s/>#39 Play FX<text:tab/>19</text:p>
          <text:p text:style-name="P35"><text:s/>5.1.58 <text:s/>#3A Stop FX in channels<text:tab/>20</text:p>
          <text:p text:style-name="P35"><text:s/>5.1.59 <text:s/>#3D Set FX Volume<text:tab/>20</text:p>
          <text:p text:style-name="P35"><text:s/>5.1.60 <text:s/>#3E Load FX (Extended version)<text:tab/>20</text:p>
          <text:p text:style-name="P35"><text:s/>5.1.61 <text:s/>#40 Set FX Sample Playing Note<text:tab/>20</text:p>
          <text:p text:style-name="P35"><text:s/>5.1.62 <text:s/>#41 Set FX Sample Volume<text:tab/>21</text:p>
          <text:p text:style-name="P35"><text:s/>5.1.63 <text:s/>#42 Set FX Sample Finetune<text:tab/>21</text:p>
          <text:p text:style-name="P35"><text:s/>5.1.64 <text:s/>#43 - #44 Зарезервированы.<text:tab/>21</text:p>
          <text:p text:style-name="P35"><text:s/>5.1.65 <text:s/>#45 Set FX Sample Priority<text:tab/>21</text:p>
          <text:p text:style-name="P35"><text:s/>5.1.66 <text:s/>#46 Set FX Sample Seek First parameter<text:tab/>21</text:p>
          <text:p text:style-name="P35"><text:s/>5.1.67 <text:s/>#47 Set FX Sample Seek Last parameter<text:tab/>21</text:p>
          <text:p text:style-name="P35"><text:s/>5.1.68 <text:s/>#48 Set FX Sample Loop Begin (*)<text:tab/>22</text:p>
          <text:p text:style-name="P35"><text:s/>5.1.69 <text:s/>#49 Set FX Sample Loop End (*)<text:tab/>22</text:p>
          <text:p text:style-name="P35"><text:s/>5.1.70 <text:s/>#4A - #4F Зарезервированы.<text:tab/>22</text:p>
          <text:p text:style-name="P35"><text:s/>5.1.71 <text:s/>#51 - #5F Зарезервированы.<text:tab/>22</text:p>
          <text:p text:style-name="P35"><text:s/>5.1.72 <text:s/>#60 Get Song Position<text:tab/>22</text:p>
          <text:p text:style-name="P35"><text:s/>5.1.73 <text:s/>#61 Get Pattern Position<text:tab/>22</text:p>
          <text:p text:style-name="P35"><text:s/>5.1.74 <text:s/>#62 Get Mixed Position<text:tab/>23</text:p>
          <text:p text:style-name="P35"><text:s/>5.1.75 <text:s/>#63 Get Channel Notes<text:tab/>23</text:p>
          <text:p text:style-name="P35"><text:s/>5.1.76 <text:s/>#64 Get Channel Volumes<text:tab/>23</text:p>
          <text:p text:style-name="P35"><text:s/>5.1.77 <text:s/>#65 Jump to position (*)<text:tab/>24</text:p>
          <text:p text:style-name="P35"><text:s/>5.1.78 <text:s/>#66 Set speed/tempo (*)<text:tab/>24</text:p>
          <text:p text:style-name="P35"><text:s/>5.1.79 <text:s/>#67 Get speed value (*)<text:tab/>24</text:p>
          <text:p text:style-name="P35"><text:s/>5.1.80 <text:s/>#68 Get tempo value (*)<text:tab/>24</text:p>
          <text:p text:style-name="P35"><text:s/>5.1.81 <text:s/>#69 Process Sound (*)<text:tab/>24</text:p>
          <text:p text:style-name="P35"><text:s/>5.1.82 <text:s/>#6A - #7F зарезервированы.<text:tab/>24</text:p>
          <text:p text:style-name="P35"><text:s/>5.1.83 <text:s/>#80 Direct Play FX Sample (#80..#83)<text:tab/>24</text:p>
          <text:p text:style-name="P35"><text:s/>5.1.84 <text:s/>#88 Direct Play FX Sample (#88..#8B)<text:tab/>25</text:p>
          <text:p text:style-name="P35"><text:s/>5.1.85 <text:s/>#90 Direct Play FX Sample (#90..#93)<text:tab/>25</text:p>
          <text:p text:style-name="P35"><text:s/>5.1.86 <text:s/>#98 Direct Play FX Sample (#98..#9B)<text:tab/>25</text:p>
          <text:p text:style-name="P35"><text:s/>5.1.87 <text:s/>#A0 Change Channel Note (#A0..#A3) (*)<text:tab/>25</text:p>
          <text:p text:style-name="P35"><text:s/>5.1.88 <text:s/>#A8 Change Channel Volume (#A8..#AB) (*)<text:tab/>25</text:p>
          <text:p text:style-name="P35"><text:s/>5.1.89 <text:s/>#B0 - #F0 Зарезервированы<text:tab/>25</text:p>
          <text:p text:style-name="P35"><text:s/>5.1.90 <text:s/>#FA включение тестового режима<text:tab/>26</text:p>
          <text:p text:style-name="P34"><text:s/>5.2 <text:s/>Примечания<text:tab/>27</text:p>
          <text:p text:style-name="P34"><text:s/>5.3 <text:s/>Соответствие нумерации каналов Amiga и General Sound<text:tab/>27</text:p>
          <text:p text:style-name="P33">6. Heмнoгo лиpики...<text:tab/>28</text:p>
          <text:p text:style-name="P34"><text:s/>6.1 <text:s/>Автopы GS : ( 2 штуки ;)<text:tab/>28</text:p>
          <text:p text:style-name="P35"><text:s/>6.1.1 <text:s/>Cлaвa Dangеrous (X-Tradе)<text:tab/>28</text:p>
          <text:p text:style-name="P35"><text:s/>6.1.2 <text:s/>Stingеr<text:tab/>28</text:p>
          <text:p text:style-name="P34"><text:soft-page-break/><text:s/>6.2 <text:s/>Sanx 4 moral support:<text:tab/>28</text:p>
          <text:p text:style-name="P33">7. General Sound ROM v1.05a<text:tab/>29</text:p>
          <text:p text:style-name="P33">8. История версий<text:tab/>31</text:p>
        </text:index-body>
      </text:table-of-content>
      <text:p text:style-name="Text_20_body"/>
      <text:h text:style-name="P38" text:outline-level="1"><text:bookmark-start text:name="__RefHeading___Toc2481_3470925991"/>changelog<text:bookmark-end text:name="__RefHeading___Toc2481_3470925991"/></text:h>
      <text:list xml:id="list4094307260" text:style-name="L1">
        <text:list-item>
          <text:p text:style-name="P47">2020.11.19: Дока на команду #3E (см. <text:bookmark-ref text:reference-format="chapter" text:ref-name="__RefHeading___Toc2473_3470925991">5.1.60</text:bookmark-ref>) приведена в соответствие с поведением прошивки GSCOM (Александ Коваленко)</text:p>
        </text:list-item>
      </text:list>
      <text:h text:style-name="P39" text:outline-level="1"><text:bookmark-start text:name="__RefHeading___Toc2483_3470925991"/>Краткие технические характеристики GS.<text:bookmark-end text:name="__RefHeading___Toc2483_3470925991"/></text:h>
      <text:p text:style-name="Text_20_body">Процессор: Z80, 12MHz, без циклов wait</text:p>
      <text:p text:style-name="Text_20_body">ROM: 32k, 27256</text:p>
      <text:p text:style-name="Text_20_body">RAM: Static Ram <text:s/>128k всего, <text:s/>112k <text:s/>доступно для модулей и сэмплов в <text:s/>базовой версии</text:p>
      <text:p text:style-name="Text_20_body">INT: 37.5 KHz Каналы: 4 независимых 8-и битных канала, <text:s/>каждый с 6-и битным контролем громкости.</text:p>
      <text:h text:style-name="P39" text:outline-level="1"><text:bookmark-start text:name="__RefHeading___Toc2485_3470925991"/>Краткое описание GS, или много всякой лабуды.<text:bookmark-end text:name="__RefHeading___Toc2485_3470925991"/></text:h>
      <text:p text:style-name="Text_20_body">GS - музыкальная карточка, <text:s/>предназначенная для проигрывания <text:s/>музыкальных модулей и отдельных сэмплов (эффектов).</text:p>
      <text:p text:style-name="Text_20_body">Модули для GS - это стандартные Амижные и PCшные 4-х канальные MOD файлы, а сэмплы - как Амижные signed sample, так и PCшные unsigned sample.</text:p>
      <text:p text:style-name="Text_20_body">Проигрыватель MOD <text:s/>файлов <text:s/>в <text:s/>GS <text:s/>является <text:s/>практически <text:s/>полным <text:s/>аналогом ProTracker'а на Амиге и создавался при интенсивном <text:s/>использовании <text:s/>исходников ProTracker'a. (Исходники были из Protracker'а v2.1A by Lars "ZAP" Hamre - Amiga Freelancers)</text:p>
      <text:p text:style-name="Text_20_body">MOD Player поддерживает все команды Pro Tracker'а, за исключением двух:</text:p>
      <text:list xml:id="list1843715590" text:style-name="L2">
        <text:list-item>
          <text:p text:style-name="P48">Е01 Filter On Амига-специфичная команда, включает фильтр высоких частот.</text:p>
        </text:list-item>
        <text:list-item>
          <text:p text:style-name="P48">EFX Invert Loop я еще не видел плеера, <text:s/>который бы поддерживал эту команду. Возможно, она поддерживается на каких-то старых плеерах.</text:p>
        </text:list-item>
      </text:list>
      <text:p text:style-name="Text_20_body">GS представляет из себя, <text:s/>по-сути, <text:s/>микропроцессорный комплекс <text:s/>со <text:s/>своим процессором, ПЗУ, ОЗУ и портами, и абсолютно не зависит от главного процессора Спектрума, <text:s/>что позволяет, например, загрузить свой любимый модуль, сбросить Спектрум, <text:s/>загрузить ассемблер и творить под любимую музыку. Soft внутри GS полностью берет на себя задачи проигрывания звука, интерпретации модуля и т.д. Программирование GS'а сводится к передаче байт за байтом модуля и/или сэмплов, <text:s/>а затем требуется только подавать команды типа: запустить модуль, <text:s/>установить глобальную громкость проигрывания модуля, запустить сэмпл #09 в канале #02 и т.д.</text:p>
      <text:p text:style-name="Text_20_body">Если предполагается загрузить модуль вместе с сэмплами, то в GENERAL требуется загружать вначале модуль, а затем сэмплы.</text:p>
      <text:p text:style-name="Text_20_body">При загрузке модуля очень рекомендуется оставить свободными <text:s/>2к памяти, т.е. загружать модули длиной максимум 110K. Это условие не является необходимым, но его исполнение очень желательно в целях совместимости с последующими версиями.</text:p>
      <text:p text:style-name="Text_20_body">Аналогично очень рекомендуется оставлять по 80 байт для <text:s/>каждого сэмпла, например, если требуется загрузить 63-х килобайтный модуль и 18 сэмплов, то имеем:</text:p>
      <text:p text:style-name="Основной_20_код">Total_Sample_Length=112*1024-63*1024-2*1024-18*80=46688 байт</text:p>
      <text:p text:style-name="Text_20_body">Это суммарная длина сэмплов, которые при таком положении вещей могут быть загружены.</text:p>
      <text:p text:style-name="Text_20_body">Если же, например, требуется вычислить, <text:s/>сколько поместится в память GS'а 2‑х килобайтных сэмплов, то это вычисляется следующим образом:</text:p>
      <text:p text:style-name="Основной_20_код"><text:soft-page-break/>112*1024/(2048+80)=53 сэмпла.</text:p>
      <text:p text:style-name="Text_20_body">В GS'е имеются 4 физических канала, которые и проигрывают звук.</text:p>
      <text:p text:style-name="Text_20_body">Каналы 0 и 1 - левые, а 2 и 3 - правые.</text:p>
      <text:h text:style-name="P37" text:outline-level="1"><text:bookmark-start text:name="__RefHeading___Toc2487_3470925991"/>Интерфейс со Спектрумом.<text:bookmark-end text:name="__RefHeading___Toc2487_3470925991"/></text:h>
      <text:p text:style-name="Text_20_body">На мир GS смотрит при помощи 4 регистров:</text:p>
      <text:list xml:id="list4279747420" text:style-name="L3">
        <text:list-item>
          <text:p text:style-name="P49"><text:span text:style-name="T3">Command register</text:span> - регистр команд, <text:s/>доступный для записи порт по адресу 187 (#BB). В этот регистр записываются команды.</text:p>
        </text:list-item>
        <text:list-item>
          <text:p text:style-name="P49"><text:span text:style-name="T3">Status register</text:span> - регистр состояния, доступный для чтения порт по адресу 187 (#BB).<text:line-break/>Биты регистра:<text:line-break/>7— Data bit, флаг данных<text:line-break/>6 — Не определен<text:line-break/>5 — Не определен<text:line-break/>4 — Не определен<text:line-break/>3 — Не определен<text:line-break/>2 — Не определен<text:line-break/>1 — Не определен<text:line-break/>0 — Command bit, флаг команд<text:line-break/>Этот регистр позволяет определить состояние GS, в частности можно ли прочитать или записать очередной байт данных, или подать очередную команду, <text:s/>и т.п.</text:p>
        </text:list-item>
        <text:list-item>
          <text:p text:style-name="P49"><text:span text:style-name="T3">Data register</text:span> - регистр данных, доступный для записи порт по адресу 179 (#B3). В этот регистр Спектрум записывает данные, например, это могут быть аргументы команд.</text:p>
        </text:list-item>
        <text:list-item>
          <text:p text:style-name="P49"><text:span text:style-name="T3">Output register</text:span> - регистр вывода, доступный для чтения порт по адресу 179 (#B3). Из этого регистра Спектрум читает данные, идущие от GS.</text:p>
        </text:list-item>
      </text:list>
      <text:p text:style-name="Text_20_body">Command bit в регистре состояний устанавливается аппаратно после записи команды в регистр команд. Сбрасываться в 0 он может только из GS, что сигнализирует об определенном этапе исполнения команды.</text:p>
      <text:p text:style-name="Text_20_body">Data bit в регистре состояний может быть установлен или сброшен как по желанию Спектрума, так и по желанию GS: при записи Спектрумом в регистр данных он аппаратно устанавливается в 1, а после чтения GS'ом из этого регистра сбрасывается в 0. При записи GS в регистр вывода он (все тот же Databit) аппаратно устанавливается в 1, а после чтения из этого порта Спектрумом сбрасывается аппаратно в 0.</text:p>
      <text:p text:style-name="Text_20_body">Несмотря на то, что регистр данных и регистр вывода расположены в пространстве адресов портов по одному и тому же адресу и воздействуют на один и тот же бит данных, <text:s/>они являются двумя независимыми регистрами. Значение, один раз записанное в один из этих регистров, остается неизменным в нем до новой записи.</text:p>
      <text:p text:style-name="Text_20_body">Состояние бита данных очень часто не определено, и если в спецификации команд не определены значения этого бита на определенных этапах исполнения команды, недопустимо делать какие-либо предположения относительно значения этого бита.</text:p>
      <text:h text:style-name="P37" text:outline-level="1"><text:bookmark-start text:name="__RefHeading___Toc2489_3470925991"/>Система команд GS.<text:bookmark-end text:name="__RefHeading___Toc2489_3470925991"/></text:h>
      <text:p text:style-name="Text_20_body">Вначале позволю себе небольшое отступление от собственно системы <text:s/>команд. GS, <text:s/>как известно, <text:s/>предназначен в основном для проигрывания модулей и сэмплов. В данной версии (1.04) GS ROM <text:span text:style-name="T4">допускается</text:span> загрузка одного модуля и/или до 32 сэмплов.</text:p>
      <text:p text:style-name="Text_20_body">Каждый сэмпл при загрузке его в память получает свой уникальный идентификатор, <text:soft-page-break/>который однозначно определяет обращение к данному сэмплу в командах, которые требуют номер сэмпла. Самый первый загруженный сэмпл получает номер (handle) = 1, следующий - номер 2, и т.д.</text:p>
      <text:p text:style-name="Text_20_body">То же самое применимо и к модулям, и этот единственный загруженный модуль будет иметь handle=1 после загрузки.</text:p>
      <text:p text:style-name="Text_20_body">Особенностью данной версии является также то, что вначале требуется загружать модуль, а затем уже сэмплы.</text:p>
      <text:p text:style-name="Text_20_body">Особенности описания команд:</text:p>
      <text:p text:style-name="Text_20_body">Команды описываются следующим образом:</text:p>
      <text:list xml:id="list1987586805" text:style-name="L4">
        <text:list-item>
          <text:p text:style-name="P50">Hex код команды</text:p>
        </text:list-item>
        <text:list-item>
          <text:p text:style-name="P50">Название команды</text:p>
        </text:list-item>
        <text:list-item>
          <text:p text:style-name="P50">Выполняемые действия при исполнении команды</text:p>
        </text:list-item>
        <text:list-item>
          <text:p text:style-name="P50">Формат команды</text:p>
        </text:list-item>
        <text:list-item>
          <text:p text:style-name="P50">Комментарии к команде</text:p>
        </text:list-item>
      </text:list>
      <text:p text:style-name="Text_20_body">Формат команды описывается следующим образом:</text:p>
      <text:p text:style-name="Основной_20_код">GSCOM EQU 187</text:p>
      <text:p text:style-name="Основной_20_код">GSDAT EQU 179</text:p>
      <text:p text:style-name="Основной_20_код"/>
      <text:p text:style-name="Основной_20_код">SC #NN <text:s/>: Послать код команды в регистр команд</text:p>
      <text:p text:style-name="Основной_20_код"><text:s text:c="10"/>LD A,#NN</text:p>
      <text:p text:style-name="Основной_20_код"><text:s text:c="10"/>OUT (GSCOM),A</text:p>
      <text:p text:style-name="Text_20_body"/>
      <text:p text:style-name="Основной_20_код">WC <text:s text:c="5"/>: Ожидание сброса Command bit</text:p>
      <text:p text:style-name="Основной_20_код"><text:s text:c="5"/>WCLP IN A,(GSCOM)</text:p>
      <text:p text:style-name="Основной_20_код"><text:s text:c="10"/>RRCA</text:p>
      <text:p text:style-name="Основной_20_код"><text:s text:c="10"/>JR C,WCLP</text:p>
      <text:p text:style-name="Основной_20_код"/>
      <text:p text:style-name="Основной_20_код">SD Data : Послать данные в регистр данных</text:p>
      <text:p text:style-name="Основной_20_код"><text:s text:c="10"/>LD A,Data</text:p>
      <text:p text:style-name="Основной_20_код"><text:s text:c="10"/>OUT (GSDAT),A</text:p>
      <text:p text:style-name="Основной_20_код"/>
      <text:p text:style-name="Основной_20_код">WD <text:s text:c="5"/>: Ожидание сброса Data bit, по сути, ожидание, пока GS не примет</text:p>
      <text:p text:style-name="Основной_20_код"><text:s text:c="10"/>посланные ему данные</text:p>
      <text:p text:style-name="Основной_20_код"><text:s text:c="5"/>WDLP IN A,(GSCOM)</text:p>
      <text:p text:style-name="Основной_20_код"><text:s text:c="10"/>RLCA</text:p>
      <text:p text:style-name="Основной_20_код"><text:s text:c="10"/>JR C,WDLP</text:p>
      <text:p text:style-name="Основной_20_код"/>
      <text:p text:style-name="Основной_20_код">GD Data : Принять данные из регистра данных</text:p>
      <text:p text:style-name="Основной_20_код"><text:s text:c="10"/>IN A,(GSDAT)</text:p>
      <text:p text:style-name="Основной_20_код"/>
      <text:p text:style-name="Основной_20_код">WN <text:s text:c="5"/>: Ожидание установки Data bit,по сути, ожидание очередных данных</text:p>
      <text:p text:style-name="Основной_20_код"><text:s text:c="10"/>от GS</text:p>
      <text:p text:style-name="Основной_20_код"><text:s text:c="5"/>WNLP IN A,(GSCOM)</text:p>
      <text:p text:style-name="Основной_20_код"><text:s text:c="10"/>RLCA</text:p>
      <text:p text:style-name="Основной_20_код"><text:s text:c="10"/>JR NC,WNLP</text:p>
      <text:p text:style-name="P21">(*):</text:p>
      <text:p text:style-name="P16"><text:span text:style-name="T1">&lt;PAUSE&gt; - </text:span><text:span text:style-name="T4">Просто небольшая задержка кадра два-три.</text:span></text:p>
      <text:p text:style-name="P19">И напоследок — небольшая последовательность против зависания (иногда помогает)</text:p>
      <text:p text:style-name="Основной_20_код"><text:s text:c="10"/><text:span text:style-name="T1">XOR A</text:span></text:p>
      <text:p text:style-name="P22"><text:s text:c="10"/>OUT (#B3),A</text:p>
      <text:p text:style-name="P22"><text:s text:c="10"/>OUT (#BB),A</text:p>
      <text:p text:style-name="P22"><text:s text:c="10"/>IN A,(#BB)</text:p>
      <text:p text:style-name="P19"><text:soft-page-break/>для верности можно и продублировать ;).</text:p>
      <text:h text:style-name="P41" text:outline-level="2"><text:bookmark-start text:name="__RefHeading___Toc2491_3470925991"/>Команды GS:<text:bookmark-end text:name="__RefHeading___Toc2491_3470925991"/></text:h>
      <text:h text:style-name="Heading_20_3" text:outline-level="3"><text:bookmark-start text:name="__RefHeading___Toc2493_3470925991"/>#00 Reset flags<text:bookmark-end text:name="__RefHeading___Toc2493_3470925991"/></text:h>
      <text:p text:style-name="Text_20_body">Сбрасывает флаги Data bit и Command bit.</text:p>
      <text:p text:style-name="Основной_20_код"><text:s text:c="4"/>SC #00</text:p>
      <text:p text:style-name="Основной_20_код"><text:s text:c="4"/>WC</text:p>
      <text:p text:style-name="Основной_20_код"><text:s text:c="4"/>(Data bit=0, Command bit=0)</text:p>
      <text:h text:style-name="Heading_20_3" text:outline-level="3"><text:bookmark-start text:name="__RefHeading___Toc2495_3470925991"/>#01 Set silence (*)<text:bookmark-end text:name="__RefHeading___Toc2495_3470925991"/></text:h>
      <text:p text:style-name="Text_20_body">Выводит в ЦАПы всех каналов #80. По сути устанавливает тишину.</text:p>
      <text:p text:style-name="Основной_20_код"><text:s text:c="4"/>SC #01</text:p>
      <text:p text:style-name="Основной_20_код"><text:s text:c="4"/>WC</text:p>
      <text:h text:style-name="Heading_20_3" text:outline-level="3"><text:bookmark-start text:name="__RefHeading___Toc2497_3470925991"/>#02 Set low volume (*)<text:bookmark-end text:name="__RefHeading___Toc2497_3470925991"/></text:h>
      <text:p text:style-name="Text_20_body">Устанавливает громкост<text:span text:style-name="T4">ь</text:span> ЦАПов всех каналов в ноль.</text:p>
      <text:p text:style-name="Основной_20_код"/>
      <text:p text:style-name="Основной_20_код"><text:s text:c="4"/>SC #02</text:p>
      <text:p text:style-name="Основной_20_код"><text:s text:c="4"/>WC</text:p>
      <text:h text:style-name="Heading_20_3" text:outline-level="3"><text:bookmark-start text:name="__RefHeading___Toc2499_3470925991"/>#03 Set high volume (*)<text:bookmark-end text:name="__RefHeading___Toc2499_3470925991"/></text:h>
      <text:p text:style-name="Text_20_body">Устанавливает громкость ЦАПов всех каналов в максимум.</text:p>
      <text:p text:style-name="Основной_20_код"><text:s text:c="4"/>SC #03</text:p>
      <text:p text:style-name="Основной_20_код"><text:s text:c="4"/>WC</text:p>
      <text:h text:style-name="Heading_20_3" text:outline-level="3"><text:bookmark-start text:name="__RefHeading___Toc2501_3470925991"/>#04 Set 'E' 3bits (*)<text:bookmark-end text:name="__RefHeading___Toc2501_3470925991"/></text:h>
      <text:p text:style-name="Text_20_body">Устанавливает в 'E' регистре GS 3 младших бита в соответствии с заданным значением (2 <text:s/>младших бита в сущности являются номером канала #00-#03).</text:p>
      <text:p text:style-name="Основной_20_код"><text:s text:c="4"/>SD Chan (#00-#07)</text:p>
      <text:p text:style-name="Основной_20_код"><text:s text:c="4"/>SC #04</text:p>
      <text:p text:style-name="Основной_20_код"><text:s text:c="4"/>WC</text:p>
      <text:h text:style-name="Heading_20_3" text:outline-level="3"><text:bookmark-start text:name="__RefHeading___Toc2503_3470925991"/>#05 Out volume port (*)<text:bookmark-end text:name="__RefHeading___Toc2503_3470925991"/></text:h>
      <text:p text:style-name="Text_20_body">Устанавливает громкость канала, номер которого содержится в 'E', в указанное значение. (Команда срабатывает при условии, что 'E' находится в пределах #00-#03)</text:p>
      <text:p text:style-name="Основной_20_код"/>
      <text:p text:style-name="Основной_20_код"><text:s text:c="4"/>SD Volume (#00-#3F)</text:p>
      <text:p text:style-name="Основной_20_код"><text:s text:c="4"/>SC #05</text:p>
      <text:p text:style-name="Основной_20_код"><text:s text:c="4"/>WC</text:p>
      <text:h text:style-name="Heading_20_3" text:outline-level="3"><text:bookmark-start text:name="__RefHeading___Toc2505_3470925991"/>#06 Send to DAC (*)<text:bookmark-end text:name="__RefHeading___Toc2505_3470925991"/></text:h>
      <text:p text:style-name="Text_20_body">Выводит байт в ЦАП канала, указываемого по 'E'.</text:p>
      <text:p text:style-name="Основной_20_код"><text:s text:c="4"/>SD Byte</text:p>
      <text:p text:style-name="Основной_20_код"><text:s text:c="4"/>SC #06</text:p>
      <text:p text:style-name="Основной_20_код"><text:s text:c="4"/>WC</text:p>
      <text:h text:style-name="Heading_20_3" text:outline-level="3"><text:bookmark-start text:name="__RefHeading___Toc2507_3470925991"/><text:soft-page-break/>#07 Send to DAC and to volume port (*)<text:bookmark-end text:name="__RefHeading___Toc2507_3470925991"/></text:h>
      <text:p text:style-name="Text_20_body">Выводит байт в ЦАП ('E') с заданной громкостью.</text:p>
      <text:p text:style-name="Основной_20_код"><text:s text:c="4"/>SD Byte</text:p>
      <text:p text:style-name="Основной_20_код"><text:s text:c="4"/>SC #07</text:p>
      <text:p text:style-name="Основной_20_код"><text:s text:c="4"/>WC</text:p>
      <text:p text:style-name="Основной_20_код"><text:s text:c="4"/>SD Volume</text:p>
      <text:p text:style-name="Основной_20_код"><text:s text:c="4"/>WD</text:p>
      <text:h text:style-name="Heading_20_3" text:outline-level="3"><text:bookmark-start text:name="__RefHeading___Toc2509_3470925991"/>#08 - то же что и команда #00<text:bookmark-end text:name="__RefHeading___Toc2509_3470925991"/></text:h>
      <text:h text:style-name="Heading_20_3" text:outline-level="3"><text:bookmark-start text:name="__RefHeading___Toc2511_3470925991"/>#09 Sets one's byte volume. (*)<text:bookmark-end text:name="__RefHeading___Toc2511_3470925991"/></text:h>
      <text:p text:style-name="Text_20_body">Установка громкости канала, номер которого задан в 2х старших битах.</text:p>
      <text:p text:style-name="Основной_20_код"><text:s text:c="4"/>SD Byte (ccvvvvvv)</text:p>
      <text:p text:style-name="Основной_20_код"><text:s text:c="4"/>SC #09</text:p>
      <text:p text:style-name="Основной_20_код"><text:s text:c="4"/>WC</text:p>
      <text:p text:style-name="Основной_20_код"/>
      <text:p text:style-name="Text_20_body">cc - Номер канала</text:p>
      <text:p text:style-name="Text_20_body">vvvvvv - Его громкость</text:p>
      <text:h text:style-name="Heading_20_3" text:outline-level="3"><text:bookmark-start text:name="__RefHeading___Toc2513_3470925991"/>#0A DAC output (*)<text:bookmark-end text:name="__RefHeading___Toc2513_3470925991"/></text:h>
      <text:p text:style-name="Text_20_body">Еще один непосредственный вывод в ЦАП.</text:p>
      <text:p text:style-name="Основной_20_код"><text:s text:c="4"/>SD Byte</text:p>
      <text:p text:style-name="Основной_20_код"><text:s text:c="4"/>SC #0A</text:p>
      <text:p text:style-name="Основной_20_код"><text:s text:c="4"/>WC</text:p>
      <text:p text:style-name="Основной_20_код"><text:s text:c="4"/>SD Chan (#00-#03)</text:p>
      <text:p text:style-name="Основной_20_код"><text:s text:c="4"/>WD</text:p>
      <text:h text:style-name="Heading_20_3" text:outline-level="3"><text:bookmark-start text:name="__RefHeading___Toc2515_3470925991"/>#0B DAC and Volume output (*)<text:bookmark-end text:name="__RefHeading___Toc2515_3470925991"/></text:h>
      <text:p text:style-name="Text_20_body">И наконец последний вывод в ЦАП с установкой громкости.</text:p>
      <text:p text:style-name="Основной_20_код"><text:s text:c="4"/>SD Fbyte</text:p>
      <text:p text:style-name="Основной_20_код"><text:s text:c="4"/>SC #0B</text:p>
      <text:p text:style-name="Основной_20_код"><text:s text:c="4"/>WC</text:p>
      <text:p text:style-name="Основной_20_код"><text:s text:c="4"/>SD Sbyte (ccvvvvvv)</text:p>
      <text:p text:style-name="Основной_20_код"><text:s text:c="4"/>WD</text:p>
      <text:p text:style-name="Основной_20_код"/>
      <text:p text:style-name="Text_20_body">Назначение битов Sbyte как и у к.#09</text:p>
      <text:p text:style-name="Text_20_body">Команды #01- #0B служат в основном для построения различных Covox'ов и проигрывателей, при этом не слишком углубляясь во внутреннюю структуру GS.</text:p>
      <text:p text:style-name="Text_20_body">vvvvvv - Его громкость</text:p>
      <text:h text:style-name="Heading_20_3" text:outline-level="3"><text:bookmark-start text:name="__RefHeading___Toc2517_3470925991"/>#0C Call SounDrive Covox mode (*)<text:bookmark-end text:name="__RefHeading___Toc2517_3470925991"/></text:h>
      <text:p text:style-name="Text_20_body">Вызывает режим четырехканального Ковокса, последовательно копирует регистр данных по каналам. Выход из режима автоматически после вывода четвертого байта.</text:p>
      <text:p text:style-name="Основной_20_код"><text:s text:c="4"/>SD CH1</text:p>
      <text:p text:style-name="Основной_20_код"><text:s text:c="4"/>SC #0C</text:p>
      <text:p text:style-name="Основной_20_код"><text:s text:c="4"/>WC</text:p>
      <text:p text:style-name="Основной_20_код"><text:s text:c="4"/>SD CH2</text:p>
      <text:p text:style-name="Основной_20_код"><text:s text:c="4"/>WD</text:p>
      <text:p text:style-name="Основной_20_код"><text:s text:c="4"/>SD CH3</text:p>
      <text:p text:style-name="Основной_20_код"><text:s text:c="4"/>WD</text:p>
      <text:p text:style-name="Основной_20_код"><text:soft-page-break/><text:s text:c="4"/>SD CH4</text:p>
      <text:p text:style-name="Основной_20_код"><text:s text:c="4"/>WD</text:p>
      <text:h text:style-name="Heading_20_3" text:outline-level="3"><text:bookmark-start text:name="__RefHeading___Toc2519_3470925991"/>#0D Call Ultravox mode (*)<text:bookmark-end text:name="__RefHeading___Toc2519_3470925991"/></text:h>
      <text:p text:style-name="Text_20_body">Вызывает режим универсального Ковокса, последовательно копирует регистр данных по каналам, число которых регулируется (1-4). В отличие от предыдущего варианта синхронизация не производится. Выход также производится автоматически по записи последнего байта.</text:p>
      <text:p text:style-name="Основной_20_код"><text:s text:c="4"/>SD CHANS</text:p>
      <text:p text:style-name="Основной_20_код"><text:s text:c="4"/>SC #0D</text:p>
      <text:p text:style-name="Основной_20_код"><text:s text:c="4"/>WC</text:p>
      <text:p text:style-name="Основной_20_код"/>
      <text:p text:style-name="Основной_20_код"><text:s text:c="4"/>SD CH1</text:p>
      <text:p text:style-name="Основной_20_код"><text:s text:c="4"/>SD CH2</text:p>
      <text:p text:style-name="Основной_20_код"><text:s text:c="4"/>SD CH3</text:p>
      <text:p text:style-name="Основной_20_код"><text:s text:c="4"/>SD CH4</text:p>
      <text:p text:style-name="Основной_20_код"/>
      <text:p text:style-name="Text_20_body">CHANS (4-е младших бита) указывает какие каналы будут задействованы - для включения канала соответствующий бит нужно установить. Если канал выключен, то поступивший байт попадает на следующий включенный канал (если успеет :)</text:p>
      <text:h text:style-name="Heading_20_3" text:outline-level="3"><text:bookmark-start text:name="__RefHeading___Toc2521_3470925991"/>#0E Go to LPT Covox mode<text:bookmark-end text:name="__RefHeading___Toc2521_3470925991"/></text:h>
      <text:p text:style-name="Text_20_body">Переходит в режим одноканального Ковокса, напрямую копирует регистр данных в ЦАПы двух (правого и левого) каналов. Выход из этого режима - <text:s/>запись #00 в регистр команд.</text:p>
      <text:p text:style-name="Основной_20_код"><text:s text:c="4"/>SC #0E</text:p>
      <text:p text:style-name="Основной_20_код"><text:s text:c="4"/>WC</text:p>
      <text:p text:style-name="Основной_20_код"/>
      <text:p text:style-name="Основной_20_код"><text:s text:c="4"/>SD <text:s/>\</text:p>
      <text:p text:style-name="Основной_20_код"><text:s text:c="4"/>SD <text:s text:c="2"/>\</text:p>
      <text:p text:style-name="Основной_20_код"><text:s text:c="4"/>... <text:s text:c="2"/>Это вывод в ЦАПы</text:p>
      <text:p text:style-name="Основной_20_код"><text:s text:c="9"/>/</text:p>
      <text:p text:style-name="Основной_20_код"><text:s text:c="4"/>SD <text:s/>/</text:p>
      <text:p text:style-name="Основной_20_код"/>
      <text:p text:style-name="Основной_20_код"><text:s text:c="4"/>SC #00</text:p>
      <text:p text:style-name="Основной_20_код"><text:s text:c="4"/>WC</text:p>
      <text:h text:style-name="Heading_20_3" text:outline-level="3"><text:bookmark-start text:name="__RefHeading___Toc2523_3470925991"/>#0F Go in Profi Covox mode (*)<text:bookmark-end text:name="__RefHeading___Toc2523_3470925991"/></text:h>
      <text:p text:style-name="Text_20_body">Переходит в режим двухканального Ковокса, напрямую копирует регистр данных в ЦАПы одного канала, а регистр команд в ЦАПы второго канала. Выход из этого режима - запись #4Е в регистр данных, затем последовательно #0F и #AA в регистр команд.</text:p>
      <text:p text:style-name="Основной_20_код"><text:s text:c="4"/>SD #59</text:p>
      <text:p text:style-name="Основной_20_код"><text:s text:c="4"/>SC #0F</text:p>
      <text:p text:style-name="Основной_20_код"><text:s text:c="4"/>WC</text:p>
      <text:p text:style-name="Основной_20_код"/>
      <text:p text:style-name="Основной_20_код"><text:s text:c="4"/>SD <text:s/>\</text:p>
      <text:p text:style-name="Основной_20_код"><text:s text:c="4"/>SC <text:s text:c="2"/>\</text:p>
      <text:p text:style-name="Основной_20_код"><text:s text:c="4"/>SD <text:s text:c="3"/>\</text:p>
      <text:p text:style-name="Основной_20_код"><text:s text:c="4"/>SC <text:s text:c="5"/>Это вывод в ЦАПы</text:p>
      <text:p text:style-name="Основной_20_код"><text:s text:c="4"/>... <text:s text:c="2"/>/</text:p>
      <text:p text:style-name="Основной_20_код"><text:s text:c="4"/>SD <text:s text:c="2"/>/</text:p>
      <text:p text:style-name="Основной_20_код"><text:s text:c="4"/>SC <text:s/>/</text:p>
      <text:p text:style-name="Основной_20_код"/>
      <text:p text:style-name="Основной_20_код"><text:s text:c="4"/>SD #4E</text:p>
      <text:p text:style-name="Основной_20_код"><text:s text:c="4"/>WD</text:p>
      <text:p text:style-name="Основной_20_код"><text:s text:c="4"/>SC #0F</text:p>
      <text:p text:style-name="Основной_20_код"><text:s text:c="4"/>WC</text:p>
      <text:p text:style-name="Основной_20_код"><text:soft-page-break/><text:s text:c="4"/>SC #AA</text:p>
      <text:p text:style-name="Основной_20_код"><text:s text:c="4"/>WC</text:p>
      <text:h text:style-name="Heading_20_3" text:outline-level="3"><text:bookmark-start text:name="__RefHeading___Toc2525_3470925991"/>#10 Out to any port (*)<text:bookmark-end text:name="__RefHeading___Toc2525_3470925991"/></text:h>
      <text:p text:style-name="Text_20_body">Выводит байт вo внутренний порт GS (#00-#09).</text:p>
      <text:p text:style-name="Основной_20_код"><text:s text:c="4"/>SD Port</text:p>
      <text:p text:style-name="Основной_20_код"><text:s text:c="4"/>SC #10</text:p>
      <text:p text:style-name="Основной_20_код"><text:s text:c="4"/>WC</text:p>
      <text:p text:style-name="Основной_20_код"><text:s text:c="4"/>SD Data</text:p>
      <text:p text:style-name="Основной_20_код"><text:s text:c="4"/>WD</text:p>
      <text:h text:style-name="Heading_20_3" text:outline-level="3"><text:bookmark-start text:name="__RefHeading___Toc2527_3470925991"/>#11 In from any port (*)<text:bookmark-end text:name="__RefHeading___Toc2527_3470925991"/></text:h>
      <text:p text:style-name="Text_20_body">Читает байт из внутреннего порта GS (#00-#09).</text:p>
      <text:p text:style-name="Основной_20_код"><text:s text:c="4"/>SD Port</text:p>
      <text:p text:style-name="Основной_20_код"><text:s text:c="4"/>SC #1<text:span text:style-name="T1">1</text:span></text:p>
      <text:p text:style-name="Основной_20_код"><text:s text:c="4"/>WC</text:p>
      <text:p text:style-name="Основной_20_код"><text:s text:c="4"/>GD Data</text:p>
      <text:p text:style-name="Основной_20_код"><text:s text:c="4"/>WN</text:p>
      <text:h text:style-name="Heading_20_3" text:outline-level="3"><text:bookmark-start text:name="__RefHeading___Toc2529_3470925991"/>#12 OUT to 0 port (*)<text:bookmark-end text:name="__RefHeading___Toc2529_3470925991"/></text:h>
      <text:p text:style-name="Text_20_body">Выводит байт в порт конфигурации GS (#00).</text:p>
      <text:p text:style-name="Основной_20_код"><text:s text:c="4"/>SD Data</text:p>
      <text:p text:style-name="Основной_20_код"><text:s text:c="4"/>SC #12</text:p>
      <text:p text:style-name="Основной_20_код"><text:s text:c="4"/>WC</text:p>
      <text:h text:style-name="Heading_20_3" text:outline-level="3"><text:bookmark-start text:name="__RefHeading___Toc2531_3470925991"/>#13 Jump to Address (*)<text:bookmark-end text:name="__RefHeading___Toc2531_3470925991"/></text:h>
      <text:p text:style-name="Text_20_body">Передает управление по заданному адресу.</text:p>
      <text:p text:style-name="Основной_20_код"><text:s text:c="4"/>SD ADR.L</text:p>
      <text:p text:style-name="Основной_20_код"><text:s text:c="4"/>SC #13</text:p>
      <text:p text:style-name="Основной_20_код"><text:s text:c="4"/>WC</text:p>
      <text:p text:style-name="Основной_20_код"><text:s text:c="4"/>SD ADR.H</text:p>
      <text:p text:style-name="Основной_20_код"><text:s text:c="4"/>WD</text:p>
      <text:h text:style-name="Heading_20_3" text:outline-level="3"><text:bookmark-start text:name="__RefHeading___Toc2533_3470925991"/>#14 Load memory block (*)<text:bookmark-end text:name="__RefHeading___Toc2533_3470925991"/></text:h>
      <text:p text:style-name="Text_20_body">Загрузка блока кодов по указанному адресу с заданной длиной.</text:p>
      <text:p text:style-name="Основной_20_код"><text:s text:c="4"/>SD LEN.L</text:p>
      <text:p text:style-name="Основной_20_код"><text:s text:c="4"/>SC #14<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SD \</text:p>
      <text:p text:style-name="Основной_20_код"><text:s text:c="4"/>WD <text:s/>\</text:p>
      <text:p text:style-name="Основной_20_код"><text:s text:c="4"/>SD <text:s text:c="2"/>\</text:p>
      <text:p text:style-name="Основной_20_код"><text:s text:c="4"/>WD <text:s text:c="4"/>Блок данных длиной LEN</text:p>
      <text:p text:style-name="Основной_20_код"><text:s text:c="4"/>... <text:s/>/</text:p>
      <text:p text:style-name="Основной_20_код"><text:s text:c="4"/>SD <text:s/>/</text:p>
      <text:p text:style-name="Основной_20_код"><text:s text:c="4"/>WD /</text:p>
      <text:h text:style-name="Heading_20_3" text:outline-level="3"><text:bookmark-start text:name="__RefHeading___Toc2535_3470925991"/><text:soft-page-break/>#15 Get memory block (*)<text:bookmark-end text:name="__RefHeading___Toc2535_3470925991"/></text:h>
      <text:p text:style-name="Text_20_body">Выгрузка блока кодов по указанному адресу с заданной длиной.</text:p>
      <text:p text:style-name="Основной_20_код"><text:s text:c="4"/>SD LEN.L</text:p>
      <text:p text:style-name="Основной_20_код"><text:s text:c="4"/>SC #15<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GD \</text:p>
      <text:p text:style-name="Основной_20_код"><text:s text:c="4"/>WN <text:s/>\</text:p>
      <text:p text:style-name="Основной_20_код"><text:s text:c="4"/>GD <text:s text:c="2"/>\</text:p>
      <text:p text:style-name="Основной_20_код"><text:s text:c="4"/>WN <text:s text:c="4"/>Блок данных длиной LEN</text:p>
      <text:p text:style-name="Основной_20_код"><text:s text:c="4"/>... <text:s/>/</text:p>
      <text:p text:style-name="Основной_20_код"><text:s text:c="4"/>GD <text:s/>/</text:p>
      <text:p text:style-name="Основной_20_код"><text:s text:c="4"/>WN /</text:p>
      <text:p text:style-name="P16"><text:s text:c="4"/><text:span text:style-name="T1">GD</text:span></text:p>
      <text:h text:style-name="Heading_20_3" text:outline-level="3"><text:bookmark-start text:name="__RefHeading___Toc2537_3470925991"/>#16 Poke to address (*)<text:bookmark-end text:name="__RefHeading___Toc2537_3470925991"/></text:h>
      <text:p text:style-name="Text_20_body">Записывает единичный байт по указанному адресу.</text:p>
      <text:p text:style-name="Основной_20_код"><text:s text:c="4"/>SD <text:span text:style-name="T1">Byte</text:span></text:p>
      <text:p text:style-name="Основной_20_код"><text:s text:c="4"/>SC #16</text:p>
      <text:p text:style-name="Основной_20_код"><text:s text:c="4"/>WC</text:p>
      <text:p text:style-name="Основной_20_код"><text:s text:c="4"/>SD ADR.<text:span text:style-name="T1">L</text:span></text:p>
      <text:p text:style-name="Основной_20_код"><text:s text:c="4"/>WD</text:p>
      <text:p text:style-name="Основной_20_код"><text:s text:c="4"/>SD <text:span text:style-name="T1">ADR.H</text:span></text:p>
      <text:p text:style-name="Основной_20_код"><text:s text:c="4"/>WD</text:p>
      <text:h text:style-name="Heading_20_3" text:outline-level="3"><text:bookmark-start text:name="__RefHeading___Toc2539_3470925991"/>#17 Peek from address (*)<text:bookmark-end text:name="__RefHeading___Toc2539_3470925991"/></text:h>
      <text:p text:style-name="Text_20_body">Считывает единичный байт из указанного адреса.</text:p>
      <text:p text:style-name="Основной_20_код"><text:s text:c="4"/>SD ADR.L</text:p>
      <text:p text:style-name="Основной_20_код"><text:s text:c="4"/>SC #17</text:p>
      <text:p text:style-name="Основной_20_код"><text:s text:c="4"/>W<text:span text:style-name="T1">D</text:span></text:p>
      <text:p text:style-name="Основной_20_код"><text:s text:c="4"/>SD ADR.H</text:p>
      <text:p text:style-name="Основной_20_код"><text:s text:c="4"/>GD Byte</text:p>
      <text:h text:style-name="Heading_20_3" text:outline-level="3"><text:bookmark-start text:name="__RefHeading___Toc2541_3470925991"/>#18 Load DE Pair (*)<text:bookmark-end text:name="__RefHeading___Toc2541_3470925991"/></text:h>
      <text:p text:style-name="Text_20_body">Загружает регистровую пару DE (относящуюся к GS, не путать с одноименной парой Main CPU) указанным словом.</text:p>
      <text:p text:style-name="Основной_20_код"><text:s text:c="4"/>SD B<text:span text:style-name="T1">yte</text:span>.E</text:p>
      <text:p text:style-name="Основной_20_код"><text:s text:c="4"/>SC #18</text:p>
      <text:p text:style-name="Основной_20_код"><text:s text:c="4"/>WC</text:p>
      <text:p text:style-name="Основной_20_код"><text:s text:c="4"/>SD B<text:span text:style-name="T1">yte</text:span>.D</text:p>
      <text:p text:style-name="Основной_20_код"><text:s text:c="4"/>WD</text:p>
      <text:h text:style-name="Heading_20_3" text:outline-level="3"><text:bookmark-start text:name="__RefHeading___Toc2543_3470925991"/>#19 Poke to (DE) address (*)<text:bookmark-end text:name="__RefHeading___Toc2543_3470925991"/></text:h>
      <text:p text:style-name="Text_20_body">Записывает байт по адресу указанному в DE.</text:p>
      <text:p text:style-name="Основной_20_код"><text:s text:c="4"/>SD Byte</text:p>
      <text:p text:style-name="Основной_20_код"><text:s text:c="4"/>SC #19</text:p>
      <text:p text:style-name="Основной_20_код"><text:s text:c="4"/>WC</text:p>
      <text:h text:style-name="Heading_20_3" text:outline-level="3"><text:bookmark-start text:name="__RefHeading___Toc2545_3470925991"/><text:soft-page-break/>#1A Peek from (DE) address (*)<text:bookmark-end text:name="__RefHeading___Toc2545_3470925991"/></text:h>
      <text:p text:style-name="Text_20_body">Считывает содержимое адреса, указываемого по DE.</text:p>
      <text:p text:style-name="Основной_20_код"><text:s text:c="4"/>SC #1A</text:p>
      <text:p text:style-name="Основной_20_код"><text:s text:c="4"/>WC</text:p>
      <text:p text:style-name="Основной_20_код"><text:s text:c="4"/>GD Byte</text:p>
      <text:p text:style-name="Основной_20_код"><text:s text:c="4"/>WN</text:p>
      <text:h text:style-name="Heading_20_3" text:outline-level="3"><text:bookmark-start text:name="__RefHeading___Toc2547_3470925991"/>#1B Increment of DE Pair (*)<text:bookmark-end text:name="__RefHeading___Toc2547_3470925991"/></text:h>
      <text:p text:style-name="Text_20_body">Увеличивает пару DE на единичку.</text:p>
      <text:p text:style-name="Основной_20_код"><text:s text:c="4"/>SC #1B</text:p>
      <text:p text:style-name="Основной_20_код"><text:s text:c="4"/>WC</text:p>
      <text:h text:style-name="Heading_20_3" text:outline-level="3"><text:bookmark-start text:name="__RefHeading___Toc2549_3470925991"/>#1C Poke to (#20XX) address (*)<text:bookmark-end text:name="__RefHeading___Toc2549_3470925991"/></text:h>
      <text:p text:style-name="Text_20_body">Записывает байт по адресу, старший байт которого равен #20. <text:span text:style-name="T4">Смысла команда никакого не имеет, так как по этим адресам находится ПЗУ карты. </text:span></text:p>
      <text:p text:style-name="Основной_20_код"><text:s text:c="4"/>SD ADR.L</text:p>
      <text:p text:style-name="Основной_20_код"><text:s text:c="4"/>SC #1C</text:p>
      <text:p text:style-name="Основной_20_код"><text:s text:c="4"/>WC</text:p>
      <text:p text:style-name="Основной_20_код"><text:s text:c="4"/>SD Byte</text:p>
      <text:p text:style-name="Основной_20_код"><text:s text:c="4"/>WD</text:p>
      <text:h text:style-name="Heading_20_3" text:outline-level="3"><text:bookmark-start text:name="__RefHeading___Toc2551_3470925991"/>#1D Peek from (#20XX) address (*)<text:bookmark-end text:name="__RefHeading___Toc2551_3470925991"/></text:h>
      <text:p text:style-name="Text_20_body">Читает байт с адреса, старший байт которого равен #20.</text:p>
      <text:p text:style-name="Основной_20_код"><text:s text:c="4"/>SD ADR.L</text:p>
      <text:p text:style-name="Основной_20_код"><text:s text:c="4"/>SC #1D</text:p>
      <text:p text:style-name="Основной_20_код"><text:s text:c="4"/>WC</text:p>
      <text:p text:style-name="Основной_20_код"><text:s text:c="4"/>GD Byte</text:p>
      <text:p text:style-name="Основной_20_код"><text:s text:c="4"/>WN</text:p>
      <text:h text:style-name="Heading_20_3" text:outline-level="3"><text:bookmark-start text:name="__RefHeading___Toc2553_3470925991"/>#1E - #1F Зарезервированы.<text:bookmark-end text:name="__RefHeading___Toc2553_3470925991"/></text:h>
      <text:h text:style-name="Heading_20_3" text:outline-level="3"><text:bookmark-start text:name="__RefHeading___Toc2555_3470925991"/>#F1 - #F2 Зарезервированы.<text:bookmark-end text:name="__RefHeading___Toc2555_3470925991"/></text:h>
      <text:h text:style-name="Heading_20_3" text:outline-level="3"><text:bookmark-start text:name="__RefHeading___Toc2557_3470925991"/>#F3 Warm restart<text:bookmark-end text:name="__RefHeading___Toc2557_3470925991"/></text:h>
      <text:p text:style-name="Text_20_body">Сбрасывает полностью GS, но пропускает этапы определения количества страниц памяти и их проверки, что очень сильно ускоряет процесс инициализации.</text:p>
      <text:p text:style-name="Основной_20_код"><text:s text:c="4"/>SC #F3</text:p>
      <text:p text:style-name="Основной_20_код"><text:s text:c="4"/>WC</text:p>
      <text:h text:style-name="Heading_20_3" text:outline-level="3"><text:bookmark-start text:name="__RefHeading___Toc2559_3470925991"/>#F4 Cold restart<text:bookmark-end text:name="__RefHeading___Toc2559_3470925991"/></text:h>
      <text:p text:style-name="Text_20_body">Полный перезапуск GS со всеми проверками. По сути, JP #0000.</text:p>
      <text:p text:style-name="Основной_20_код"><text:s text:c="4"/>SC #F4</text:p>
      <text:p text:style-name="Основной_20_код"><text:s text:c="4"/>WC</text:p>
      <text:h text:style-name="Heading_20_3" text:outline-level="3"><text:bookmark-start text:name="__RefHeading___Toc2561_3470925991"/>#F5 Busy on<text:bookmark-end text:name="__RefHeading___Toc2561_3470925991"/></text:h>
      <text:p text:style-name="Text_20_body">Устанавливает флаг занятости в #FF</text:p>
      <text:p text:style-name="Основной_20_код"><text:s text:c="4"/>SC #F5</text:p>
      <text:p text:style-name="Основной_20_код"><text:s text:c="4"/>WC</text:p>
      <text:h text:style-name="Heading_20_3" text:outline-level="3"><text:bookmark-start text:name="__RefHeading___Toc2563_3470925991"/><text:soft-page-break/>#F6 Busy off<text:bookmark-end text:name="__RefHeading___Toc2563_3470925991"/></text:h>
      <text:p text:style-name="Text_20_body">Устанавливает флаг занятости в #00</text:p>
      <text:p text:style-name="Основной_20_код"><text:s text:c="4"/>SC #F6</text:p>
      <text:p text:style-name="Основной_20_код"><text:s text:c="4"/>WC<text:line-break/></text:p>
      <text:p text:style-name="Text_20_body">Изначально Busy = #00. Исполнение всех команд в GS выполняется в <text:s/>главном цикле командного интерпретатора. Этот цикл в условном виде можно представить так:</text:p>
      <text:p text:style-name="Основной_20_код"><text:s/>1 if Command bit=0 then go to 1</text:p>
      <text:p text:style-name="Основной_20_код"><text:s/>2 Execute Command</text:p>
      <text:p text:style-name="Основной_20_код"><text:s/>3 if Command bit=1 then go to 2</text:p>
      <text:p text:style-name="Основной_20_код"><text:s/>4 if Playing=0 then go to 1</text:p>
      <text:p text:style-name="Основной_20_код"><text:s/>5 if Busy=#FF then go to 1</text:p>
      <text:p text:style-name="Основной_20_код"><text:s/>6 Process Sound</text:p>
      <text:p text:style-name="Основной_20_код"><text:s/>7 go to 1</text:p>
      <text:p text:style-name="Text_20_body">Используя команды Busy можно например инициировать проигрывание сэмплов во всех каналах, потом скажем изменить параметры проигрывания в каналах, а потом запустить это все одновременно. Если же их не использовать, то возможна такая ситуация: инициируется первый (сэмпл станет проигрываться, а только потом инициируется второй сэмпл и т.д.).</text:p>
      <text:h text:style-name="Heading_20_3" text:outline-level="3"><text:bookmark-start text:name="__RefHeading___Toc2565_3470925991"/>#F7 Get HX Register (*)<text:bookmark-end text:name="__RefHeading___Toc2565_3470925991"/></text:h>
      <text:p text:style-name="Text_20_body">Получить содержимое регистра HX (GS).</text:p>
      <text:p text:style-name="Text_20_body">HX участвует в обработке флага Busy (<text:span text:style-name="T1">bit 7 0/1 – Busy On/Off</text:span>).</text:p>
      <text:p text:style-name="Основной_20_код"><text:s text:c="4"/>SC #F7</text:p>
      <text:p text:style-name="Основной_20_код"><text:s text:c="4"/>WC</text:p>
      <text:p text:style-name="Основной_20_код"><text:s text:c="4"/>GD HX</text:p>
      <text:p text:style-name="Основной_20_код"><text:s text:c="4"/>WN</text:p>
      <text:h text:style-name="Heading_20_3" text:outline-level="3"><text:bookmark-start text:name="__RefHeading___Toc2567_3470925991"/>#F8 - #F9 Зарезервированы.<text:bookmark-end text:name="__RefHeading___Toc2567_3470925991"/></text:h>
      <text:h text:style-name="Heading_20_3" text:outline-level="3"><text:bookmark-start text:name="__RefHeading___Toc2569_3470925991"/>#FA Out zero_to_zero<text:bookmark-end text:name="__RefHeading___Toc2569_3470925991"/></text:h>
      <text:p text:style-name="Text_20_body">Вывод нуля в нулевой (конфигурационный) порт GS. Делает приостановку звучания музыки до следующего чтения из к.л. порта.</text:p>
      <text:p text:style-name="Основной_20_код"><text:s text:c="4"/>SC #FA</text:p>
      <text:p text:style-name="Основной_20_код"><text:s text:c="4"/>WC</text:p>
      <text:h text:style-name="Heading_20_3" text:outline-level="3"><text:bookmark-start text:name="__RefHeading___Toc2571_3470925991"/>#FB - #FF Зарезервированы.<text:bookmark-end text:name="__RefHeading___Toc2571_3470925991"/></text:h>
      <text:h text:style-name="Heading_20_3" text:outline-level="3"><text:bookmark-start text:name="__RefHeading___Toc2573_3470925991"/>#20 Get total RAM<text:bookmark-end text:name="__RefHeading___Toc2573_3470925991"/></text:h>
      <text:p text:style-name="Text_20_body">Получить общий объем доступной памяти на GS. (В базовой версии это 112к)</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otal RAM=65536*RAM.H+256*RAM.M+RAM.L</text:p>
      <text:h text:style-name="Heading_20_3" text:outline-level="3"><text:bookmark-start text:name="__RefHeading___Toc2575_3470925991"/><text:soft-page-break/>#21 Get free RAM<text:bookmark-end text:name="__RefHeading___Toc2575_3470925991"/></text:h>
      <text:p text:style-name="Text_20_body">Получить общий объем свободной памяти на GS.</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ext:s/>Free_RAM=65536*RAM.H+256*RAM.M+RAM.L</text:p>
      <text:h text:style-name="P43" text:outline-level="3"><text:bookmark-start text:name="__RefHeading___Toc2577_3470925991"/>#22 Get GS Variable (*)<text:bookmark-end text:name="__RefHeading___Toc2577_3470925991"/></text:h>
      <text:p text:style-name="Text_20_body"><text:span text:style-name="T4">Получить значение переменной </text:span><text:span text:style-name="T1">GS </text:span><text:span text:style-name="T4">номер которой задан по </text:span><text:span text:style-name="T1">Num. </text:span><text:span text:style-name="T4">Переменные описывают текущее состояние карты, например номер паттерна, темп и т.п. Соответственно номеров переменных не приводится (в следствие</text:span><text:span text:style-name="T5"> </text:span><text:span text:style-name="T7">несистематизированности</text:span> <text:span text:style-name="T4">и отрывочности данных, а так же по иным причинам).</text:span></text:p>
      <text:p text:style-name="P18"><text:s text:c="4"/>SD Num<text:line-break/> <text:s text:c="5"/>SC #22<text:line-break/> <text:s text:c="5"/>WC<text:line-break/> <text:s text:c="5"/>GD Variable<text:line-break/> <text:s text:c="5"/>WN</text:p>
      <text:h text:style-name="Heading_20_3" text:outline-level="3"><text:bookmark-start text:name="__RefHeading___Toc2579_3470925991"/>#23 Get number of RAM Pages<text:bookmark-end text:name="__RefHeading___Toc2579_3470925991"/></text:h>
      <text:p text:style-name="Text_20_body">Получить число страниц на <text:s/>GS. <text:span text:style-name="T1">(В </text:span><text:span text:style-name="T4">базовой</text:span><text:span text:style-name="T1"> </text:span><text:span text:style-name="T4">версии</text:span><text:span text:style-name="T1"> 3 </text:span><text:span text:style-name="T4">страницы</text:span><text:span text:style-name="T1">)</text:span></text:p>
      <text:p text:style-name="Основной_20_код"><text:s text:c="4"/>SC #23</text:p>
      <text:p text:style-name="Основной_20_код"><text:s text:c="4"/>WC</text:p>
      <text:p text:style-name="Основной_20_код"><text:s text:c="4"/>GD Number_RAM_Pages</text:p>
      <text:h text:style-name="Heading_20_3" text:outline-level="3"><text:bookmark-start text:name="__RefHeading___Toc2581_3470925991"/>#24 - #29 Зарезервированы.<text:bookmark-end text:name="__RefHeading___Toc2581_3470925991"/></text:h>
      <text:h text:style-name="Heading_20_3" text:outline-level="3"><text:bookmark-start text:name="__RefHeading___Toc2583_3470925991"/>#2A Set Module Master Volume<text:bookmark-end text:name="__RefHeading___Toc2583_3470925991"/></text:h>
      <text:p text:style-name="Text_20_body">Установить громкость проигрывания модулей.</text:p>
      <text:p text:style-name="Основной_20_код"><text:s text:c="4"/>SD Module_Master_Volume [#00..#40]</text:p>
      <text:p text:style-name="Основной_20_код"><text:s text:c="4"/>SC #2A</text:p>
      <text:p text:style-name="Основной_20_код"><text:s text:c="4"/>WC</text:p>
      <text:p text:style-name="Основной_20_код"><text:s text:c="4"/>[GD Old_Master_Volume] - Старая громк<text:span text:style-name="T4">ость</text:span></text:p>
      <text:p text:style-name="Основной_20_код"/>
      <text:p text:style-name="Text_20_body">Маленький пример использования данной команды:<text:line-break/>(Предполагается, что играется модуль)</text:p>
      <text:p text:style-name="Основной_20_код"><text:s text:c="11"/>LD B,#40</text:p>
      <text:p text:style-name="Основной_20_код"/>
      <text:p text:style-name="Основной_20_код"><text:s text:c="5"/>LOOP: LD A,B</text:p>
      <text:p text:style-name="Основной_20_код"><text:s text:c="11"/>OUT (GSDAT),A</text:p>
      <text:p text:style-name="Основной_20_код"><text:s text:c="11"/>LD A,#2A</text:p>
      <text:p text:style-name="Основной_20_код"><text:s text:c="11"/>OUT (GSCOM),A</text:p>
      <text:p text:style-name="Основной_20_код"><text:s text:c="11"/>EI</text:p>
      <text:p text:style-name="Основной_20_код"><text:s text:c="11"/>HALT</text:p>
      <text:p text:style-name="Основной_20_код"><text:s text:c="11"/>DJNZ LOOP</text:p>
      <text:p text:style-name="Основной_20_код"/>
      <text:p text:style-name="Основной_20_код"><text:s text:c="11"/>LD A,#32</text:p>
      <text:p text:style-name="Основной_20_код"><text:s text:c="11"/>OUT (GSCOM),A</text:p>
      <text:p text:style-name="Основной_20_код"/>
      <text:p text:style-name="Text_20_body"><text:soft-page-break/>Вышеописанное плавно снижает громкость играющего модуля, а затем останавливает его.</text:p>
      <text:h text:style-name="Heading_20_3" text:outline-level="3"><text:bookmark-start text:name="__RefHeading___Toc2585_3470925991"/>#2B Set FX Master Volume<text:bookmark-end text:name="__RefHeading___Toc2585_3470925991"/></text:h>
      <text:p text:style-name="Text_20_body">Установить громкость проигрывания эффектов.</text:p>
      <text:p text:style-name="Основной_20_код"><text:s text:c="4"/>SD FX_Master_Volume [#00..#40]</text:p>
      <text:p text:style-name="Основной_20_код"><text:s text:c="4"/>SC #2B</text:p>
      <text:p text:style-name="Основной_20_код"><text:s text:c="4"/>WC</text:p>
      <text:p text:style-name="Основной_20_код"><text:s text:c="4"/>[GD Old_FX_Volume] - Старая громкость</text:p>
      <text:p text:style-name="Основной_20_код"/>
      <text:p text:style-name="Text_20_body">Аналогично предыдущей команде, но действует на сэмплы.</text:p>
      <text:p text:style-name="Text_20_body">С помощью этих двух команд можно регулировать баланс громкости модуля и сэмплов, и т.п.</text:p>
      <text:h text:style-name="Heading_20_3" text:outline-level="3"><text:bookmark-start text:name="__RefHeading___Toc2587_3470925991"/>#2E Set Current FX<text:bookmark-end text:name="__RefHeading___Toc2587_3470925991"/></text:h>
      <text:p text:style-name="Text_20_body">Установить текущий эффект. Просто присваивает переменной CURFX это значение. Если какая-либо команда требует номер сэмпла (sample handle), то можно вместо этого номера подать ей #00 и интерпретатор подставит вместо этого нуля значение переменной CURFX. (См. команды #38, #39, #40-#4F для понимания вышеизложенного.)</text:p>
      <text:p text:style-name="Основной_20_код"><text:s text:c="4"/>SD Cur_FX</text:p>
      <text:p text:style-name="Основной_20_код"><text:s text:c="4"/>SC #2E</text:p>
      <text:p text:style-name="Основной_20_код"><text:s text:c="4"/>WC</text:p>
      <text:h text:style-name="Heading_20_3" text:outline-level="3"><text:bookmark-start text:name="__RefHeading___Toc2589_3470925991"/>#30 Load Module<text:bookmark-end text:name="__RefHeading___Toc2589_3470925991"/></text:h>
      <text:p text:style-name="Text_20_body">Загрузка модуля в память.</text:p>
      <text:p text:style-name="Основной_20_код"><text:s text:c="4"/>SC #30</text:p>
      <text:p text:style-name="Основной_20_код"><text:s text:c="4"/>WC</text:p>
      <text:p text:style-name="Основной_20_код"><text:s text:c="3"/>[GD Module_Handle]-номер модуля</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модуля</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Основной_20_код"/>
      <text:p text:style-name="Text_20_body">Пример:</text:p>
      <text:p text:style-name="Основной_20_код"><text:s text:c="13"/>LD HL,Mod_adress</text:p>
      <text:p text:style-name="Основной_20_код"><text:s text:c="13"/>LD DE,0-Mod_length</text:p>
      <text:p text:style-name="Основной_20_код"><text:s text:c="13"/>LD C,GSCOM</text:p>
      <text:p text:style-name="Основной_20_код"/>
      <text:p text:style-name="Основной_20_код"><text:s text:c="13"/>LD A,#30</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oft-page-break/><text:s text:c="5"/>READY: <text:s/>OUT (GSDAT),A</text:p>
      <text:p text:style-name="Основной_20_код"><text:s text:c="13"/>INC HL</text:p>
      <text:p text:style-name="Основной_20_код"><text:s text:c="13"/>L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text:s text:c="13"/>IN A,(GSDAT) ; Номер модуля</text:p>
      <text:p text:style-name="Основной_20_код"><text:s text:c="13"/>OUT (GSDAT),A</text:p>
      <text:p text:style-name="Основной_20_код"><text:s text:c="13"/>LD A,#31</text:p>
      <text:p text:style-name="Основной_20_код"/>
      <text:p text:style-name="Основной_20_код"><text:s text:c="4"/>SENDCOM: OUT (GSCOM),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text:bookmark-start text:name="__RefHeading___Toc2591_3470925991"/>#31 Play module<text:bookmark-end text:name="__RefHeading___Toc2591_3470925991"/></text:h>
      <text:p text:style-name="Text_20_body">Проигрывание модуля.</text:p>
      <text:p text:style-name="Основной_20_код"><text:s text:c="4"/>SD Module_Handle - номер модуля</text:p>
      <text:p text:style-name="Основной_20_код"><text:s text:c="4"/>SC #31</text:p>
      <text:p text:style-name="Основной_20_код"><text:s text:c="4"/>WC</text:p>
      <text:h text:style-name="Heading_20_3" text:outline-level="3"><text:bookmark-start text:name="__RefHeading___Toc2593_3470925991"/>#32 Stop module<text:bookmark-end text:name="__RefHeading___Toc2593_3470925991"/></text:h>
      <text:p text:style-name="Text_20_body">Остановить проигрывание модуля.</text:p>
      <text:p text:style-name="Основной_20_код"><text:s text:c="4"/>SC #32</text:p>
      <text:p text:style-name="Основной_20_код"><text:s text:c="4"/>WC</text:p>
      <text:h text:style-name="Heading_20_3" text:outline-level="3"><text:bookmark-start text:name="__RefHeading___Toc2595_3470925991"/>#33 Continue module<text:bookmark-end text:name="__RefHeading___Toc2595_3470925991"/></text:h>
      <text:p text:style-name="Text_20_body">Продолжить проигрывание модуля после остановки.</text:p>
      <text:p text:style-name="Основной_20_код"><text:s text:c="4"/>SC #33</text:p>
      <text:p text:style-name="Основной_20_код"><text:s text:c="4"/>WC</text:p>
      <text:h text:style-name="Heading_20_3" text:outline-level="3"><text:bookmark-start text:name="__RefHeading___Toc2597_3470925991"/>#35 Set Module Volume<text:bookmark-end text:name="__RefHeading___Toc2597_3470925991"/></text:h>
      <text:p text:style-name="Text_20_body">Установить громкость проигрывания модулей.</text:p>
      <text:p text:style-name="Основной_20_код"><text:s text:c="4"/>SD Module_Master_Volume [#00..#40]</text:p>
      <text:p text:style-name="Основной_20_код"><text:s text:c="4"/>SC #35</text:p>
      <text:p text:style-name="Основной_20_код"><text:s text:c="4"/>WC</text:p>
      <text:p text:style-name="Основной_20_код"><text:s text:c="3"/>[GD Old_Master_Volume] - Старая громк<text:span text:style-name="T4">ость</text:span></text:p>
      <text:h text:style-name="Heading_20_3" text:outline-level="3"><text:bookmark-start text:name="__RefHeading___Toc2599_3470925991"/>#36 Data on (*)<text:bookmark-end text:name="__RefHeading___Toc2599_3470925991"/></text:h>
      <text:p text:style-name="Text_20_body">Устанавливает регистр данных в #FF.</text:p>
      <text:p text:style-name="Основной_20_код"><text:s text:c="4"/>SC #36</text:p>
      <text:p text:style-name="Основной_20_код"><text:s text:c="4"/>WC</text:p>
      <text:p text:style-name="Основной_20_код"><text:s text:c="3"/>[GD Data (#FF) ]</text:p>
      <text:h text:style-name="Heading_20_3" text:outline-level="3"><text:bookmark-start text:name="__RefHeading___Toc2601_3470925991"/>#37 Reinitialisation (*)<text:bookmark-end text:name="__RefHeading___Toc2601_3470925991"/></text:h>
      <text:p text:style-name="Text_20_body">Переустанавливает внутренние переменные в исходное состояние.</text:p>
      <text:p text:style-name="Основной_20_код"><text:s text:c="4"/>SC #37</text:p>
      <text:p text:style-name="Основной_20_код"><text:soft-page-break/><text:s text:c="4"/>WC</text:p>
      <text:h text:style-name="Heading_20_3" text:outline-level="3"><text:bookmark-start text:name="__RefHeading___Toc2603_3470925991"/>#38 Load FX<text:bookmark-end text:name="__RefHeading___Toc2603_3470925991"/></text:h>
      <text:p text:style-name="Text_20_body">Загрузка сэмпла эффекта в память. Загружает беззнаковые сэмплы (PC type)</text:p>
      <text:p text:style-name="Основной_20_код"><text:s text:c="4"/>SC #38</text:p>
      <text:p text:style-name="Основной_20_код"><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P7"/>
      <text:p text:style-name="Text_20_body">При загрузке каждого сэмпла, в памяти GS создается для этого сэмпла заголовок, в котором описываются различные параметры сэмпла. После загрузки эти параметры устанавливаются в определенные значения, как то: <text:s/>Note=60, <text:s text:c="3"/>Volume=#40, <text:s text:c="3"/>FineTune=0, <text:s text:c="3"/>SeekFirst=#0F, <text:s text:c="3"/>SeekLast=#0F, Priority=#80, <text:s/>No Loop и внутренняя переменная CurFX устанавливается равной FX_Handle.</text:p>
      <text:p text:style-name="Text_20_body">Затем командами #40, #41, #42, #45, #46 и #47 можно эти значения по умолчанию сменить на свои. Это требуется потому что команда #39 для инициации проигрывания сэмпла использует значения параметров из заголовка сэмпла.</text:p>
      <text:p text:style-name="Text_20_body">В своем естественном виде сэмплы обычно плохо пакуются компрессорами, но сжимаемость обычно можно поднять, если перевести сэмпл в Delta-вид, т.е. хранить не абсолютные значения сэмпла, а относительное смещение относительно предыдущего байта. <text:s/>Примерно вот так вот можно перевести сэмпл в Delta-вид:</text:p>
      <text:p text:style-name="Основной_20_код"><text:s text:c="12"/>LD HL,Start_of_sample</text:p>
      <text:p text:style-name="Основной_20_код"><text:s text:c="12"/>LD DE,0-Length_of_sample</text:p>
      <text:p text:style-name="Основной_20_код"><text:s text:c="12"/>LD C,#00</text:p>
      <text:p text:style-name="Основной_20_код"/>
      <text:p text:style-name="Основной_20_код"><text:s text:c="6"/>LOOP: LD A,(HL)</text:p>
      <text:p text:style-name="Основной_20_код"><text:s text:c="12"/>SUB C</text:p>
      <text:p text:style-name="Основной_20_код"><text:s text:c="12"/>LD C,(HL)</text:p>
      <text:p text:style-name="Основной_20_код"><text:s text:c="12"/>LD (HL),A</text:p>
      <text:p text:style-name="Основной_20_код"><text:s text:c="12"/>INC E</text:p>
      <text:p text:style-name="Основной_20_код"><text:s text:c="12"/>JP NZ,LOOP</text:p>
      <text:p text:style-name="Основной_20_код"><text:s text:c="12"/>INC D</text:p>
      <text:p text:style-name="Основной_20_код"><text:s text:c="12"/>JP NZ,LOOP</text:p>
      <text:p text:style-name="P7"/>
      <text:p text:style-name="Text_20_body">А вот как можно закачать сэмпл:</text:p>
      <text:p text:style-name="Основной_20_код"><text:s text:c="13"/>LD IX,Parameters</text:p>
      <text:p text:style-name="Основной_20_код"><text:s text:c="13"/>LD HL,<text:span text:style-name="T1">Sample_address</text:span></text:p>
      <text:p text:style-name="Основной_20_код"><text:s text:c="13"/>LD DE,0-Sample_length</text:p>
      <text:p text:style-name="Основной_20_код"><text:s text:c="13"/>LD C,GSCOM</text:p>
      <text:p text:style-name="Основной_20_код"/>
      <text:p text:style-name="Основной_20_код"><text:s text:c="13"/>LD A,#38</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oft-page-break/><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 text:c="13"/>AD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
      <text:p text:style-name="Основной_20_код"><text:s text:c="6"/>; Теперь переопределяем параметры</text:p>
      <text:p text:style-name="Основной_20_код"><text:s text:c="6"/>; сэмпла по умолчанию своими</text:p>
      <text:p text:style-name="Основной_20_код"><text:s text:c="6"/>; значениями</text:p>
      <text:p text:style-name="Основной_20_код"/>
      <text:p text:style-name="Основной_20_код"><text:s text:c="13"/>LD A,(IX+#00)</text:p>
      <text:p text:style-name="Основной_20_код"><text:s text:c="13"/>OUT (GSDAT),A <text:s/>; Нота</text:p>
      <text:p text:style-name="Основной_20_код"><text:s text:c="13"/>LD A,#40</text:p>
      <text:p text:style-name="Основной_20_код"><text:s text:c="13"/>CALL SENDCOM</text:p>
      <text:p text:style-name="Основной_20_код"><text:s text:c="13"/>LD A,(IX+#01)</text:p>
      <text:p text:style-name="Основной_20_код"><text:s text:c="13"/>OUT (GSDAT),A <text:s/>; Громкость</text:p>
      <text:p text:style-name="Основной_20_код"><text:s text:c="13"/>LD A,#41</text:p>
      <text:p text:style-name="Основной_20_код"/>
      <text:p text:style-name="Основной_20_код"><text:s text:c="4"/>SENDCOM: OUT (GSCOM), 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text:bookmark-start text:name="__RefHeading___Toc2605_3470925991"/>#39 Play FX<text:bookmark-end text:name="__RefHeading___Toc2605_3470925991"/></text:h>
      <text:p text:style-name="Text_20_body">Проигрывание эффекта.</text:p>
      <text:p text:style-name="Основной_20_код"><text:s text:c="4"/>SD FX_Handle - номер сэмпла</text:p>
      <text:p text:style-name="Основной_20_код"><text:s text:c="4"/>SC #39</text:p>
      <text:p text:style-name="Основной_20_код"><text:s text:c="4"/>WC</text:p>
      <text:p text:style-name="Основной_20_код"/>
      <text:p text:style-name="Text_20_body">При исполнении этой команды происходит следующее: смотрятся каналы, указанные в SeekFirst параметре нашего сэмпла, и если хотя-бы один из них свободен, <text:s/>в нем и проигрывается сэмпл, в противном случае смотрятся <text:s/>каналы, указанные в SeekLast и если один из них свободен, в нем и играется сэмпл, если свободных нет, то просматриваются все каналы, указанные SeekLast, из них выбирается канал с наименьшим приоритетом и сравнивается с приоритетом нашего сэмпла (имеется в виду сэмпл, который мы хотим проиграть), если <text:s/>у этого сэмпла будет больший приоритет, чем у сэмпла, уже играющего в канале, то играющий в канале сэмпл будет остановлен, а наш сэмпл будет запущен в этом канале вместо старого сэмпла. Вот такая вот приоритетная схема...</text:p>
      <text:p text:style-name="Text_20_body">Тогда сэмпл запускается в канале, то его нота, громкость и т.п. параметры записываются в область данных канала из заголовка сэмпла.</text:p>
      <text:p text:style-name="Text_20_body">В общем случае, чтобы проиграть сэмпл с нужными параметрами, вы можете установить эти параметры после загрузки сэмпла и смело использовать команду #39. Если же параметры должны меняться, то можно поступать следующим образом: командой #2E сделать текущим требуемый сэмпл, командами <text:s/>#4x <text:s/>изменить его параметры, а затем уже запускать его командой #39.</text:p>
      <text:p text:style-name="Text_20_body">Альтернативный метод запуска сэмплов предоставляют команды #80..#9F, при исполнении <text:soft-page-break/>этих команд вы прямо в коде команды указываете, в каком канале требуется запустить сэмпл, <text:s/>и кроме этого, вы можете также указать с какой нотой и/или громкостью требуется запустить сэмпл.</text:p>
      <text:h text:style-name="Heading_20_3" text:outline-level="3"><text:bookmark-start text:name="__RefHeading___Toc2607_3470925991"/>#3A Stop FX in channels<text:bookmark-end text:name="__RefHeading___Toc2607_3470925991"/></text:h>
      <text:p text:style-name="Text_20_body">Установка проигрывания эффектов в заданных каналах, которые указываются в маске каналов (Channel Mask). В ней единица в n-ном бите указывает на то, что эффект в n-ном канале требуется остановить</text:p>
      <text:p text:style-name="Основной_20_код"><text:s text:c="4"/>SD Channel_Mask</text:p>
      <text:p text:style-name="Основной_20_код"><text:s text:c="4"/>SC #3A</text:p>
      <text:p text:style-name="Основной_20_код"><text:s text:c="4"/>WC</text:p>
      <text:p text:style-name="Основной_20_код"/>
      <text:p text:style-name="Text_20_body">Описанное выше есть идеальный вариант работы данной команды, но к сожалению не все так просто в этом мире, и эта команда действует не так, а именно: единица в бите 7 останавливает сэмпл в нулевом канале, и т.п. В следующих версиях это будет исправлено, <text:s/>а пока я могу порекомендовать останавливать вообще все сэмплы маской #FF.</text:p>
      <text:h text:style-name="Heading_20_3" text:outline-level="3"><text:bookmark-start text:name="__RefHeading___Toc2609_3470925991"/>#3D Set FX Volume<text:bookmark-end text:name="__RefHeading___Toc2609_3470925991"/></text:h>
      <text:p text:style-name="Text_20_body">Установить громкость проигрывания эффектов.</text:p>
      <text:p text:style-name="Основной_20_код"><text:s text:c="4"/>SD FX Volume [#00..#40]</text:p>
      <text:p text:style-name="Основной_20_код"><text:s text:c="4"/>SC #3D</text:p>
      <text:p text:style-name="Основной_20_код"><text:s text:c="4"/>WC</text:p>
      <text:p text:style-name="Основной_20_код"><text:s text:c="3"/>[GD Old_FX_Volume] - Старая громкость</text:p>
      <text:h text:style-name="Heading_20_3" text:outline-level="3"><text:bookmark-start text:name="__RefHeading___Toc2473_3470925991"/>#3E Load FX (Extended version)<text:bookmark-end text:name="__RefHeading___Toc2473_3470925991"/></text:h>
      <text:p text:style-name="Text_20_body">Загрузка сэмпла эффекта в память. Позволяет загружать сэмплы <text:span text:style-name="T13">без знака или</text:span><text:span text:style-name="T12"> </text:span>со знаком (Amiga type).</text:p>
      <text:p text:style-name="P23"><text:s text:c="4"/><text:span text:style-name="T9">SD #01 (Signed sample</text:span><text:span text:style-name="T10">)</text:span></text:p>
      <text:p text:style-name="P24"><text:tab/><text:span text:style-name="T11">SD #01 (unsigned) или #00 (signed</text:span>)</text:p>
      <text:p text:style-name="Основной_20_код"><text:s text:c="4"/>SC #3E</text:p>
      <text:p text:style-name="Основной_20_код"><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h text:style-name="Heading_20_3" text:outline-level="3"><text:bookmark-start text:name="__RefHeading___Toc2611_3470925991"/>#40 Set FX Sample Playing Note<text:bookmark-end text:name="__RefHeading___Toc2611_3470925991"/></text:h>
      <text:p text:style-name="Text_20_body">Установка ноты по умолчанию для текущего эффекта.</text:p>
      <text:p text:style-name="Основной_20_код"><text:s text:c="4"/>SD Note [0..95]</text:p>
      <text:p text:style-name="Основной_20_код"><text:s text:c="4"/>SC #40</text:p>
      <text:p text:style-name="Основной_20_код"><text:s text:c="4"/>WC</text:p>
      <text:p text:style-name="Основной_20_код"/>
      <text:p text:style-name="Основной_20_код">Note=</text:p>
      <text:p text:style-name="Основной_20_код"><text:s/>0 C-0</text:p>
      <text:p text:style-name="Основной_20_код"><text:soft-page-break/><text:s/>1 C#0</text:p>
      <text:p text:style-name="Основной_20_код">12 C-1</text:p>
      <text:p text:style-name="Основной_20_код">24 C-2</text:p>
      <text:p text:style-name="Основной_20_код">36 C-3 (C-1 в Амиге)</text:p>
      <text:p text:style-name="Основной_20_код">48 C-4 (C-2 в Амиге)</text:p>
      <text:p text:style-name="Основной_20_код">60 C-5 (C-3 в Амиге)</text:p>
      <text:p text:style-name="Основной_20_код">72 C-6</text:p>
      <text:p text:style-name="Основной_20_код">84 C-7</text:p>
      <text:p text:style-name="P7"/>
      <text:p text:style-name="Text_20_body">В данной версии Sound Generators Wave 2, 3 могут воспроизвести октавы 3, 4 и 5, <text:s/>поэтому допустимым значением параметра Note является диапазон от 36 до 71.</text:p>
      <text:h text:style-name="Heading_20_3" text:outline-level="3"><text:bookmark-start text:name="__RefHeading___Toc2613_3470925991"/>#41 Set FX Sample Volume<text:bookmark-end text:name="__RefHeading___Toc2613_3470925991"/></text:h>
      <text:p text:style-name="Text_20_body">Установка громкости по умолчанию для текущего эффекта.</text:p>
      <text:p text:style-name="Основной_20_код"><text:s text:c="4"/>SD FX_Volume [#00..#40]</text:p>
      <text:p text:style-name="Основной_20_код"><text:s text:c="4"/>SC #41</text:p>
      <text:p text:style-name="Основной_20_код"><text:s text:c="4"/>WC</text:p>
      <text:h text:style-name="Heading_20_3" text:outline-level="3"><text:bookmark-start text:name="__RefHeading___Toc2615_3470925991"/>#42 Set FX Sample Finetune<text:bookmark-end text:name="__RefHeading___Toc2615_3470925991"/></text:h>
      <text:p text:style-name="Text_20_body">Установка Finetune по умолчанию для текущего эффекта.</text:p>
      <text:p text:style-name="Основной_20_код"><text:s text:c="4"/>SD FX_Finetune [#00..#40]</text:p>
      <text:p text:style-name="Основной_20_код"><text:s text:c="4"/>SC #42</text:p>
      <text:p text:style-name="Основной_20_код"><text:s text:c="4"/>WC</text:p>
      <text:h text:style-name="Heading_20_3" text:outline-level="3"><text:bookmark-start text:name="__RefHeading___Toc2617_3470925991"/>#43 - #44 Зарезервированы.<text:bookmark-end text:name="__RefHeading___Toc2617_3470925991"/></text:h>
      <text:h text:style-name="Heading_20_3" text:outline-level="3"><text:bookmark-start text:name="__RefHeading___Toc2619_3470925991"/>#45 Set FX Sample Priority<text:bookmark-end text:name="__RefHeading___Toc2619_3470925991"/></text:h>
      <text:p text:style-name="Text_20_body">Установка приоритета для текущего эффекта. (См. Команду #39)</text:p>
      <text:p text:style-name="Основной_20_код"><text:s text:c="4"/>SD FX_Priority [#01..#fe]</text:p>
      <text:p text:style-name="Основной_20_код"><text:s text:c="4"/>SC #45</text:p>
      <text:p text:style-name="Основной_20_код"><text:s text:c="4"/>WC</text:p>
      <text:p text:style-name="Text_20_body">После закачки каждому эффекту выставляется по умолчанию приоритет <text:span text:style-name="T1">#80. </text:span><text:span text:style-name="T4">Эффекты, проигрываемые в модулях, имеют приоритет </text:span><text:span text:style-name="T1">#40.</text:span></text:p>
      <text:h text:style-name="Heading_20_3" text:outline-level="3"><text:bookmark-start text:name="__RefHeading___Toc2621_3470925991"/>#46 Set FX Sample Seek First parameter<text:bookmark-end text:name="__RefHeading___Toc2621_3470925991"/></text:h>
      <text:p text:style-name="Text_20_body">Установка параметра Seek First для текущего эффекта. (См. Команду #39)</text:p>
      <text:p text:style-name="Основной_20_код"><text:s text:c="4"/>SD FX_SeekFirst</text:p>
      <text:p text:style-name="Основной_20_код"><text:s text:c="4"/>SC #46</text:p>
      <text:p text:style-name="Основной_20_код"><text:s text:c="4"/>WC</text:p>
      <text:p text:style-name="P19">В параметре FX_SeekFirst используются 4 младших бита, номера каналов GS располагаются по возрастающей.</text:p>
      <text:p text:style-name="P25"><text:tab/>бит 0 - канал 0<text:line-break/><text:tab/>бит 1 - канал 1<text:line-break/><text:tab/>бит 2 - канал 2<text:line-break/><text:tab/>бит 3 - канал 3<text:line-break/></text:p>
      <text:p text:style-name="P19">Например, байт 00001010 включит первый и третий каналы General Sound.</text:p>
      <text:h text:style-name="Heading_20_3" text:outline-level="3"><text:bookmark-start text:name="__RefHeading___Toc2623_3470925991"/>#47 Set FX Sample Seek Last parameter<text:bookmark-end text:name="__RefHeading___Toc2623_3470925991"/></text:h>
      <text:p text:style-name="Text_20_body">Установка параметра Seek Last для текущего эффекта. (См. команду #39)</text:p>
      <text:p text:style-name="Основной_20_код"><text:soft-page-break/><text:s text:c="4"/>SD FX_SeekLast</text:p>
      <text:p text:style-name="Основной_20_код"><text:s text:c="4"/>SC #47</text:p>
      <text:p text:style-name="Основной_20_код"><text:s text:c="4"/>WC</text:p>
      <text:p text:style-name="Text_20_body"><text:span text:style-name="T4">Формат </text:span><text:span text:style-name="T1">FX_SeekLast </text:span><text:span text:style-name="T4">соответствует формату </text:span><text:span text:style-name="T1">FX_SeekFirst (См. команду #46)</text:span></text:p>
      <text:h text:style-name="Heading_20_3" text:outline-level="3"><text:bookmark-start text:name="__RefHeading___Toc2625_3470925991"/>#48 Set FX Sample Loop Begin (*)<text:bookmark-end text:name="__RefHeading___Toc2625_3470925991"/></text:h>
      <text:p text:style-name="Text_20_body">Установка начала цикла для текущего эффекта.</text:p>
      <text:p text:style-name="Основной_20_код"><text:s text:c="4"/>SD LEN.L</text:p>
      <text:p text:style-name="Основной_20_код"><text:s text:c="4"/>SC #48</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p text:style-name="Основной_20_код"/>
      <text:p text:style-name="Text_20_body">При равенстве LEN.H - #FF зацикливание не производится</text:p>
      <text:h text:style-name="Heading_20_3" text:outline-level="3"><text:bookmark-start text:name="__RefHeading___Toc2627_3470925991"/>#49 Set FX Sample Loop End (*)<text:bookmark-end text:name="__RefHeading___Toc2627_3470925991"/></text:h>
      <text:p text:style-name="Text_20_body">Установка конца цикла для текущего эффекта.</text:p>
      <text:p text:style-name="Основной_20_код"><text:s text:c="4"/>SD LEN.L</text:p>
      <text:p text:style-name="Основной_20_код"><text:s text:c="4"/>SC #49</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h text:style-name="Heading_20_3" text:outline-level="3"><text:bookmark-start text:name="__RefHeading___Toc2629_3470925991"/>#4A - #4F Зарезервированы.<text:bookmark-end text:name="__RefHeading___Toc2629_3470925991"/></text:h>
      <text:h text:style-name="Heading_20_3" text:outline-level="3"><text:bookmark-start text:name="__RefHeading___Toc2631_3470925991"/>#51 - #5F Зарезервированы.<text:bookmark-end text:name="__RefHeading___Toc2631_3470925991"/></text:h>
      <text:h text:style-name="Heading_20_3" text:outline-level="3"><text:bookmark-start text:name="__RefHeading___Toc2633_3470925991"/>#60 Get Song Position<text:bookmark-end text:name="__RefHeading___Toc2633_3470925991"/></text:h>
      <text:p text:style-name="Text_20_body">Получение значения переменной Song_Position в текущем модуле.</text:p>
      <text:p text:style-name="Основной_20_код"><text:s text:c="4"/>SC #60</text:p>
      <text:p text:style-name="Основной_20_код"><text:s text:c="4"/>WC</text:p>
      <text:p text:style-name="Основной_20_код"><text:s text:c="4"/>GD Song_Position <text:s/>[#00..#FF]</text:p>
      <text:p text:style-name="Основной_20_код"/>
      <text:p text:style-name="Text_20_body">Можно интерпретировать как количество проигранных паттернов модуля. После старта модуля принимает значение 0 и увеличивается на единицу после проигрывания очередного паттерна. Эта переменная может использоваться для синхронизирования процессов в Спектруме с проигрыванием модуля. Для этого можно, например, в начале процедуры обработки прерывания сделать SC <text:s/>#60, затем выполнить процедуры различных операций с экраном, скроллинга строчек и т.п. (т.е. чтобы была достаточная для выполнения команды задержка), а затем прочитать значение порта 179 (GD Song_Position), и сравнить его с требуемым и, в случае равенства, перейти на следующую часть демы, т.е.</text:p>
      <text:p text:style-name="Основной_20_код"><text:s text:c="2"/>if (Song_Position==My_Position)</text:p>
      <text:p text:style-name="Основной_20_код"><text:s text:c="2"/>then goto Next_Part_Of_Demo</text:p>
      <text:h text:style-name="Heading_20_3" text:outline-level="3"><text:bookmark-start text:name="__RefHeading___Toc2635_3470925991"/>#61 Get Pattern Position<text:bookmark-end text:name="__RefHeading___Toc2635_3470925991"/></text:h>
      <text:p text:style-name="Text_20_body">Получение значения переменной Pattern_Position в текущем модуле.</text:p>
      <text:p text:style-name="Основной_20_код"><text:s text:c="4"/>SC #61</text:p>
      <text:p text:style-name="Основной_20_код"><text:soft-page-break/><text:s text:c="4"/>WC</text:p>
      <text:p text:style-name="Основной_20_код"><text:s text:c="4"/>GD Pattern_Position <text:s/>[#00..#3F]</text:p>
      <text:p text:style-name="Основной_20_код"/>
      <text:p text:style-name="Text_20_body">Получить значение смещения в паттерне (текущий ROW), использование - аналогично предыдущей команде, однако требуется заметить, что эта величина изменяется довольно быстро, и поэтому</text:p>
      <text:p text:style-name="Основной_20_код"><text:s/>if (Pattern_Position&gt;=My_Position) then goto Next_Part_Of_Demo</text:p>
      <text:h text:style-name="Heading_20_3" text:outline-level="3"><text:bookmark-start text:name="__RefHeading___Toc2637_3470925991"/>#62 Get Mixed Position<text:bookmark-end text:name="__RefHeading___Toc2637_3470925991"/></text:h>
      <text:p text:style-name="Text_20_body">Получить значение Pattern_Position, немного смешанной с Song_Position.</text:p>
      <text:p text:style-name="Основной_20_код"><text:s text:c="4"/>SC #62</text:p>
      <text:p text:style-name="Основной_20_код"><text:s text:c="4"/>WC</text:p>
      <text:p text:style-name="Основной_20_код"><text:s text:c="4"/>GD Mixed_Position</text:p>
      <text:p text:style-name="Основной_20_код"/>
      <text:p text:style-name="Основной_20_код"><text:s text:c="4"/>Mixed_Position: (по битам)</text:p>
      <text:p text:style-name="Основной_20_код"/>
      <text:p text:style-name="Основной_20_код"><text:s text:c="4"/>7-Song_Position.1</text:p>
      <text:p text:style-name="Основной_20_код"><text:s text:c="4"/>6-Song_Position.0</text:p>
      <text:p text:style-name="Основной_20_код"><text:s text:c="4"/>5-Pattern_Position.5</text:p>
      <text:p text:style-name="Основной_20_код"><text:s text:c="4"/>4-Pattern_Position.4</text:p>
      <text:p text:style-name="Основной_20_код"><text:s text:c="4"/>3-Pattern_Position.3</text:p>
      <text:p text:style-name="Основной_20_код"><text:s text:c="4"/>2-Pattern_Position.2</text:p>
      <text:p text:style-name="Основной_20_код"><text:s text:c="4"/>1-Pattern_Position.1</text:p>
      <text:p text:style-name="Основной_20_код"><text:s text:c="4"/>0-Pattern_Position.0</text:p>
      <text:p text:style-name="Основной_20_код"/>
      <text:p text:style-name="Text_20_body">Т.е если получить Mixed_Position и сделать с ним AND #3F, то получится вылитый Pattern_Position, <text:s/>а если после получения его немного RLCA, RLCA, AND #02 - то это будут младшие два бита Song_Position. См. примечания к командам #60 и #61.</text:p>
      <text:h text:style-name="Heading_20_3" text:outline-level="3"><text:bookmark-start text:name="__RefHeading___Toc2639_3470925991"/>#63 Get Channel Notes<text:bookmark-end text:name="__RefHeading___Toc2639_3470925991"/></text:h>
      <text:p text:style-name="Text_20_body">Получить ноты всех каналов модуля.</text:p>
      <text:p text:style-name="Основной_20_код"><text:s text:c="4"/>SC #63</text:p>
      <text:p text:style-name="Основной_20_код"><text:s text:c="4"/>WC</text:p>
      <text:p text:style-name="Основной_20_код"><text:s text:c="4"/>GD Note_of_channel_0</text:p>
      <text:p text:style-name="Основной_20_код"><text:s text:c="4"/>WN</text:p>
      <text:p text:style-name="Основной_20_код"><text:s text:c="4"/>GD Note_of_channel_1</text:p>
      <text:p text:style-name="Основной_20_код"><text:s text:c="4"/>WN</text:p>
      <text:p text:style-name="Основной_20_код"><text:s text:c="4"/>GD Note_of_channel_2</text:p>
      <text:p text:style-name="Основной_20_код"><text:s text:c="4"/>WN</text:p>
      <text:p text:style-name="Основной_20_код"><text:s text:c="4"/>GD Note_of_channel_3</text:p>
      <text:p text:style-name="Основной_20_код"/>
      <text:p text:style-name="Text_20_body">Если в каком-либо канале значение ноты изменилось с последнего исполнения команды #63, то бит 7 полученного значения Note_of_channel_N будет в нуле, если же это значение то же самое, что и было раньше, то этот бит будет в единице. Младшие семь битов и есть собственно нота от 0 до 95. Если это значение равно 127, то это означает, что никакие сэмплы в канале не играют. Данная команда предназначена в основном для построения на ее основе различных анализаторов.</text:p>
      <text:h text:style-name="Heading_20_3" text:outline-level="3"><text:bookmark-start text:name="__RefHeading___Toc2641_3470925991"/>#64 Get Channel Volumes<text:bookmark-end text:name="__RefHeading___Toc2641_3470925991"/></text:h>
      <text:p text:style-name="Text_20_body">Получить громкости всех каналов модуля.</text:p>
      <text:p text:style-name="Основной_20_код"><text:s text:c="4"/>SC #64</text:p>
      <text:p text:style-name="Основной_20_код"><text:s text:c="4"/>WC</text:p>
      <text:p text:style-name="Основной_20_код"><text:s text:c="4"/>GD Volume_of_channel_0</text:p>
      <text:p text:style-name="Основной_20_код"><text:s text:c="4"/>WN</text:p>
      <text:p text:style-name="Основной_20_код"><text:soft-page-break/><text:s text:c="4"/>GD Volume_of_channel_1</text:p>
      <text:p text:style-name="Основной_20_код"><text:s text:c="4"/>WN</text:p>
      <text:p text:style-name="Основной_20_код"><text:s text:c="4"/>GD Volume_of_channel_2</text:p>
      <text:p text:style-name="Основной_20_код"><text:s text:c="4"/>WN</text:p>
      <text:p text:style-name="Основной_20_код"><text:s text:c="4"/>GD Volume_of_channel_3</text:p>
      <text:p text:style-name="Основной_20_код"/>
      <text:p text:style-name="Text_20_body">См. описание команды #63</text:p>
      <text:h text:style-name="Heading_20_3" text:outline-level="3"><text:bookmark-start text:name="__RefHeading___Toc2643_3470925991"/>#65 Jump to position (*)<text:bookmark-end text:name="__RefHeading___Toc2643_3470925991"/></text:h>
      <text:p text:style-name="Text_20_body">Делает переход на заданную позицию.</text:p>
      <text:p text:style-name="Основной_20_код"><text:s text:c="4"/>SD Position</text:p>
      <text:p text:style-name="Основной_20_код"><text:s text:c="4"/>SC #65</text:p>
      <text:p text:style-name="Основной_20_код"><text:s text:c="4"/>WC</text:p>
      <text:h text:style-name="Heading_20_3" text:outline-level="3"><text:bookmark-start text:name="__RefHeading___Toc2645_3470925991"/>#66 Set speed/tempo (*)<text:bookmark-end text:name="__RefHeading___Toc2645_3470925991"/></text:h>
      <text:p text:style-name="Text_20_body">Установка скорости в пределах #01-#1F. При значениях #20-#FF устанавливается темп проигрывания. Значения темпа соответствуют оригинальным при скорости равной #06.</text:p>
      <text:p text:style-name="Основной_20_код"><text:s text:c="4"/>SD Speed/Tempo</text:p>
      <text:p text:style-name="Основной_20_код"><text:s text:c="4"/>SC #66</text:p>
      <text:p text:style-name="Основной_20_код"><text:s text:c="4"/>WC</text:p>
      <text:h text:style-name="Heading_20_3" text:outline-level="3"><text:bookmark-start text:name="__RefHeading___Toc2647_3470925991"/>#67 Get speed value (*)<text:bookmark-end text:name="__RefHeading___Toc2647_3470925991"/></text:h>
      <text:p text:style-name="Text_20_body">Чтение текущей скорости.</text:p>
      <text:p text:style-name="Основной_20_код"><text:s text:c="4"/>SC #67</text:p>
      <text:p text:style-name="Основной_20_код"><text:s text:c="4"/>WC</text:p>
      <text:p text:style-name="Основной_20_код"><text:s text:c="4"/>GD Speed</text:p>
      <text:p text:style-name="Основной_20_код"><text:s text:c="4"/>WD</text:p>
      <text:h text:style-name="Heading_20_3" text:outline-level="3"><text:bookmark-start text:name="__RefHeading___Toc2649_3470925991"/>#68 Get tempo value (*)<text:bookmark-end text:name="__RefHeading___Toc2649_3470925991"/></text:h>
      <text:p text:style-name="Text_20_body">Чтение текущего темпа.</text:p>
      <text:p text:style-name="Основной_20_код"><text:s text:c="4"/>SC #68</text:p>
      <text:p text:style-name="Основной_20_код"><text:s text:c="4"/>WC</text:p>
      <text:p text:style-name="Основной_20_код"><text:s text:c="4"/>GD Tempo</text:p>
      <text:p text:style-name="Основной_20_код"><text:s text:c="4"/>WD</text:p>
      <text:h text:style-name="P43" text:outline-level="3"><text:bookmark-start text:name="__RefHeading___Toc2651_3470925991"/>#69 Process Sound (*)<text:bookmark-end text:name="__RefHeading___Toc2651_3470925991"/></text:h>
      <text:p text:style-name="P19">Переход на следующий кварк (или тик) в процессе проигрывания звука. Может, в частности, использоваться <text:s/>для синхронизации с выводом звука. Для этого нужно установить флаг занятости (<text:span text:style-name="T1">Busy On —</text:span> что вызовет остановку звука), а затем с нужной периодичностью <text:s/>выдавать команду <text:span text:style-name="T1">#69 </text:span>для дальнейшего проигрывания.</text:p>
      <text:p text:style-name="Основной_20_код"><text:s text:c="4"/>SC #69</text:p>
      <text:p text:style-name="Основной_20_код"><text:s text:c="4"/>WC</text:p>
      <text:h text:style-name="Heading_20_3" text:outline-level="3"><text:bookmark-start text:name="__RefHeading___Toc2653_3470925991"/>#6A - #7F зарезервированы.<text:bookmark-end text:name="__RefHeading___Toc2653_3470925991"/></text:h>
      <text:h text:style-name="Heading_20_3" text:outline-level="3"><text:bookmark-start text:name="__RefHeading___Toc2655_3470925991"/>#80 Direct Play FX Sample (#80..#83)<text:bookmark-end text:name="__RefHeading___Toc2655_3470925991"/></text:h>
      <text:p text:style-name="Text_20_body">Проигрывание сэмпла в заданном канале.</text:p>
      <text:p text:style-name="Основной_20_код"><text:s text:c="4"/>SD Sample_Number</text:p>
      <text:p text:style-name="Основной_20_код"><text:s text:c="4"/>SC #80..#83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text:p>
      <text:h text:style-name="Heading_20_3" text:outline-level="3"><text:bookmark-start text:name="__RefHeading___Toc2657_3470925991"/><text:soft-page-break/>#88 Direct Play FX Sample (#88..#8B)<text:bookmark-end text:name="__RefHeading___Toc2657_3470925991"/></text:h>
      <text:p text:style-name="Text_20_body">Проигрывание сэмпла в заданном канале с заданной нотой.</text:p>
      <text:p text:style-name="Основной_20_код"><text:s text:c="4"/>SD Sample_Number</text:p>
      <text:p text:style-name="Основной_20_код"><text:s text:c="4"/>SC #88..#8B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 </text:p>
      <text:p text:style-name="Основной_20_код"><text:s text:c="4"/>SD Note [0..95] </text:p>
      <text:p text:style-name="Основной_20_код"><text:s text:c="4"/>WD</text:p>
      <text:h text:style-name="Heading_20_3" text:outline-level="3"><text:bookmark-start text:name="__RefHeading___Toc2659_3470925991"/>#90 Direct Play FX Sample (#90..#93)<text:bookmark-end text:name="__RefHeading___Toc2659_3470925991"/></text:h>
      <text:p text:style-name="Text_20_body">Проигрывание сэмпла в заданном канале с заданной громкостью.</text:p>
      <text:p text:style-name="Основной_20_код"><text:s text:c="4"/>SD Sample_Number</text:p>
      <text:p text:style-name="Основной_20_код"><text:s text:c="4"/>SC #90..#93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Volume [#00..#40]</text:p>
      <text:p text:style-name="Основной_20_код"><text:s text:c="4"/>WD</text:p>
      <text:h text:style-name="Heading_20_3" text:outline-level="3"><text:bookmark-start text:name="__RefHeading___Toc2661_3470925991"/>#98 Direct Play FX Sample (#98..#9B)<text:bookmark-end text:name="__RefHeading___Toc2661_3470925991"/></text:h>
      <text:p text:style-name="Text_20_body">Проигрывание сэмпла в заданном канале с заданной нотой и громкостью.</text:p>
      <text:p text:style-name="Основной_20_код"><text:s text:c="4"/>SD Sample_Number</text:p>
      <text:p text:style-name="Основной_20_код"><text:s text:c="4"/>SC #98..#9B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Note [0..95]</text:p>
      <text:p text:style-name="Основной_20_код"><text:s text:c="4"/>WD</text:p>
      <text:p text:style-name="Основной_20_код"><text:s text:c="4"/>SD Volume [#00..#40]</text:p>
      <text:p text:style-name="Основной_20_код"><text:s text:c="4"/>WD</text:p>
      <text:h text:style-name="P43" text:outline-level="3"><text:bookmark-start text:name="__RefHeading___Toc2663_3470925991"/>#A0 Change Channel Note (#A0..#A3) (*)<text:bookmark-end text:name="__RefHeading___Toc2663_3470925991"/></text:h>
      <text:p text:style-name="P19">Смена текущей ноты в заданном канале. Производится «на лету».</text:p>
      <text:p text:style-name="P17"><text:s text:c="4"/>SD Note<text:line-break/> <text:s text:c="5"/>SC #A0..#A3<text:line-break/> <text:s text:c="5"/>WC</text:p>
      <text:h text:style-name="P43" text:outline-level="3"><text:bookmark-start text:name="__RefHeading___Toc2665_3470925991"/>#A8 Change Channel Volume (#A8..#AB) (*)<text:bookmark-end text:name="__RefHeading___Toc2665_3470925991"/></text:h>
      <text:p text:style-name="P19">Подобно предыдущей команде «на лету» меняет громкость канала.</text:p>
      <text:p text:style-name="P17"><text:s text:c="4"/>SD Volume<text:line-break/> <text:s text:c="5"/>SC #A8..AB<text:line-break/> <text:s text:c="5"/>WC</text:p>
      <text:p text:style-name="P20">Предыдущие две команды работают вне зависимости от того, что проигрывается в данном канале - семпл или модуль. Появлении в канале нового звука — от модуля либо семпла вернет все в исходное состояние — то есть громкость либо нота будут те, которые указаны вновь поступившего звука. В силу данной темперированности для получения требуемого эффекта данные команды следует вызывать с некоей периодичностью (устанавливается экспериментально).</text:p>
      <text:h text:style-name="P43" text:outline-level="3"><text:bookmark-start text:name="__RefHeading___Toc2667_3470925991"/>#B0 - #F0 Зарезервированы<text:bookmark-end text:name="__RefHeading___Toc2667_3470925991"/></text:h>
      <text:h text:style-name="P44" text:outline-level="3"><text:bookmark-start text:name="__RefHeading___Toc2669_3470925991"/>#F<text:span text:style-name="T1">A</text:span> <text:span text:style-name="T4">включение тестового режима</text:span><text:bookmark-end text:name="__RefHeading___Toc2669_3470925991"/></text:h>
      <text:p text:style-name="P19">Специальная команда для тестирования <text:span text:style-name="T1">General Sound</text:span>: 250 (#<text:span text:style-name="T1">FA). </text:span>Сначала в регистр команд кидается команда <text:span text:style-name="T1">#FA</text:span>, после чего <text:span text:style-name="T1">General Sound</text:span> переходит в режим тестовых команд. Далее в тот же регистр команд кидаем следующие команды:</text:p>
      <table:table table:name="Таблица1" table:style-name="Таблица1">
        <table:table-column table:style-name="Таблица1.A"/>
        <table:table-column table:style-name="Таблица1.B"/>
        <table:table-row>
          <table:table-cell table:style-name="Таблица1.A1" office:value-type="string">
            <text:p text:style-name="P31">Команда</text:p>
          </table:table-cell>
          <table:table-cell table:style-name="Таблица1.B1" office:value-type="string">
            <text:p text:style-name="P32">Действие</text:p>
          </table:table-cell>
        </table:table-row>
        <table:table-row>
          <table:table-cell table:style-name="Таблица1.A2" office:value-type="string">
            <text:p text:style-name="Table_20_Contents">2 - 5</text:p>
            <text:p text:style-name="Table_20_Contents"/>
          </table:table-cell>
          <table:table-cell table:style-name="Таблица1.B2" office:value-type="string">
            <text:p text:style-name="Table_20_Contents">запись в громкость 63 и потом в звук попеременно 0 и 255, до тех пор, пока не подана новая команда</text:p>
          </table:table-cell>
        </table:table-row>
        <table:table-row>
          <table:table-cell table:style-name="Таблица1.A2" office:value-type="string">
            <text:p text:style-name="Table_20_Contents">6</text:p>
          </table:table-cell>
          <table:table-cell table:style-name="Таблица1.B2" office:value-type="string">
            <text:p text:style-name="Table_20_Contents">пишет в регистр данных то 0, то 255 (для проверки считывания данных со стороны спектрума)</text:p>
          </table:table-cell>
        </table:table-row>
        <table:table-row>
          <table:table-cell table:style-name="Таблица1.A2" office:value-type="string">
            <text:p text:style-name="Table_20_Contents">7 - 10</text:p>
          </table:table-cell>
          <table:table-cell table:style-name="Таблица1.B2" office:value-type="string">
            <text:p text:style-name="Table_20_Contents">пишет 255 в звук, затем 0 и 255 в громкость</text:p>
          </table:table-cell>
        </table:table-row>
        <table:table-row>
          <table:table-cell table:style-name="Таблица1.A2" office:value-type="string">
            <text:p text:style-name="Table_20_Contents">11 - 14</text:p>
          </table:table-cell>
          <table:table-cell table:style-name="Таблица1.B2" office:value-type="string">
            <text:p text:style-name="Table_20_Contents">ставит максимальную громкость, пищит в канал 0 и 255, и громкость уменьшает</text:p>
          </table:table-cell>
        </table:table-row>
        <table:table-row>
          <table:table-cell table:style-name="Таблица1.A2" office:value-type="string">
            <text:p text:style-name="Table_20_Contents">15</text:p>
          </table:table-cell>
          <table:table-cell table:style-name="Таблица1.B2" office:value-type="string">
            <text:p text:style-name="Table_20_Contents">во всех каналах ставит максимальные громкости и выдает пилу на звук</text:p>
          </table:table-cell>
        </table:table-row>
        <table:table-row>
          <table:table-cell table:style-name="Таблица1.A2" office:value-type="string">
            <text:p text:style-name="Table_20_Contents">16</text:p>
          </table:table-cell>
          <table:table-cell table:style-name="Таблица1.B2" office:value-type="string">
            <text:p text:style-name="Table_20_Contents">забирает данные из регистра данных и сбрасывает флаг поступления команды</text:p>
          </table:table-cell>
        </table:table-row>
        <table:table-row>
          <table:table-cell table:style-name="Таблица1.A2" office:value-type="string">
            <text:p text:style-name="Table_20_Contents">17</text:p>
          </table:table-cell>
          <table:table-cell table:style-name="Таблица1.B2" office:value-type="string">
            <text:p text:style-name="Table_20_Contents">забирает данные и не сбрасывает флаг поступления команды</text:p>
          </table:table-cell>
        </table:table-row>
        <table:table-row>
          <table:table-cell table:style-name="Таблица1.A2" office:value-type="string">
            <text:p text:style-name="Table_20_Contents">18 - 21</text:p>
          </table:table-cell>
          <table:table-cell table:style-name="Таблица1.B2" office:value-type="string">
            <text:p text:style-name="Table_20_Contents">при максимальной громкости пишет в звук то 0, то байт из регистра данных</text:p>
          </table:table-cell>
        </table:table-row>
      </table:table>
      <text:p text:style-name="P19"/>
      <text:h text:style-name="P42" text:outline-level="2"><text:bookmark-start text:name="__RefHeading___Toc2671_3470925991"/>Примечания <text:bookmark-end text:name="__RefHeading___Toc2671_3470925991"/></text:h>
      <text:p text:style-name="Text_20_body">Команды, отмеченные как (*), <text:s/>являются недокументированными и в полной мере относятся только к версии 1.04. На работоспособность этих команд в последующих версиях автор описания (2) ответственности не несет.</text:p>
      <text:p text:style-name="Text_20_body">2.Напоминаю, что регистры (их имена), упомянутые в этом описании, относятся только и только к внутренним регистрам GS и никакого отношения к регистрам основного процессора не имеют.</text:p>
      <text:p text:style-name="Text_20_body">3.Данная редакция (006) является наиболее полной и точной на данный момент — 18.04.2002. Так же она является последней и несет скорее познавательный характер (по крайней мере автор не видит иного применения данной сводки команд, кроме как для высокоуровневой эмуляции <text:span text:style-name="T1">GS).</text:span></text:p>
      <text:p text:style-name="Text_20_body"><text:span text:style-name="T4">На дополнение сего текста меня сподвиг тот факт</text:span><text:span text:style-name="T1">,</text:span><text:span text:style-name="T4"> что после порядка 4х лет я узрел свой труд в сети, да еще в составе тех описаний карточки. Поэтому мне хотелось бы, чтобы дока была по возможности наиболее полной и точной...</text:span></text:p>
      <text:h text:style-name="P41" text:outline-level="2"><text:bookmark-start text:name="__RefHeading___Toc2673_3470925991"/><text:span text:style-name="T4">Соответствие нумерации каналов </text:span><text:span text:style-name="T1">Amiga </text:span><text:span text:style-name="T4">и </text:span><text:span text:style-name="T1">General Sound</text:span><text:bookmark-end text:name="__RefHeading___Toc2673_3470925991"/></text:h>
      <text:p text:style-name="P19">Несмотря на то, что раскладка каналов по стерео в <text:span text:style-name="T1">General Sound </text:span>выполнена аналогично <text:span text:style-name="T1">Amiga Protracker</text:span>, нумерация каналов, принятая в трекерах, не соответствует нумерации каналов в командах управления <text:span text:style-name="T1">General Sound.</text:span></text:p>
      <text:p text:style-name="P19">Раскладка каналов по стерео в <text:span text:style-name="T1">Amiga Protracker</text:span>:</text:p>
      <text:p text:style-name="Основной_20_код">AM1 - левый канал</text:p>
      <text:p text:style-name="Основной_20_код">AM2 - правый канал</text:p>
      <text:p text:style-name="Основной_20_код">AM3 - правый канал</text:p>
      <text:p text:style-name="Основной_20_код">AM4 - левый канал<text:line-break/></text:p>
      <text:p text:style-name="P19">Раскладка каналов по стерео в <text:span text:style-name="T1">General Sound:</text:span></text:p>
      <text:p text:style-name="Основной_20_код">GS0 - левый канал</text:p>
      <text:p text:style-name="Основной_20_код">GS1 - левый канал</text:p>
      <text:p text:style-name="Основной_20_код">GS2 - правый канал</text:p>
      <text:p text:style-name="Основной_20_код">GS3 - правый канал<text:line-break/></text:p>
      <text:p text:style-name="Text_20_body">Таким образом, между собой каналы соответствуют друг-другу следующим образом:</text:p>
      <text:p text:style-name="Основной_20_код">GS0-&gt;AM1</text:p>
      <text:p text:style-name="Основной_20_код">GS1-&gt;AM4</text:p>
      <text:p text:style-name="Основной_20_код">GS2-&gt;AM2</text:p>
      <text:p text:style-name="Основной_20_код">GS3-&gt;AM3<text:span text:style-name="T1"><text:line-break/></text:span></text:p>
      <text:p text:style-name="P19">Эта информация полезна при <text:span text:style-name="T1">выставлении SeekFirst/SeekLast п</text:span>араметров для совмещения проигрывания модулей и эффектов.</text:p>
      <text:p text:style-name="P19">Если перевести нумерацию каналов параметра <text:span text:style-name="T1">SeekFirst</text:span> из <text:span text:style-name="T1">GS </text:span>в <text:span text:style-name="T8">Amiga </text:span>нумерацию, то раскладка каналов по битам <text:span text:style-name="T1">SeekFirst/SeekLast </text:span>будет следующей:</text:p>
      <text:p text:style-name="Основной_20_код">00001111</text:p>
      <text:p text:style-name="Основной_20_код"><text:s text:c="4"/>||||</text:p>
      <text:p text:style-name="Основной_20_код"><text:s text:c="4"/>3241</text:p>
      <text:p text:style-name="Text_20_body">Например, если в M<text:span text:style-name="T1">od-</text:span><text:span text:style-name="T4">трекере видно, что у модуля свободны каналы 1 и 3, то в большинстве случаев было бы разумно сначала попытаться проиграть сэмпл в этих каналах, а потом уже в любых других. Для этого в </text:span><text:span text:style-name="T1">SeekFirst </text:span><text:span text:style-name="T4">параметр следует выставить </text:span><text:span text:style-name="T1">%00001001, </text:span><text:span text:style-name="T4">задействовав </text:span><text:span text:style-name="T1">GS-</text:span><text:span text:style-name="T4">каналы 0 и 3, которым соответствуют каналы трекера </text:span><text:span text:style-name="T1">1 </text:span><text:span text:style-name="T4">и 3.</text:span></text:p>
      <text:h text:style-name="P40" text:outline-level="1"><text:bookmark-start text:name="__RefHeading___Toc2675_3470925991"/>Heмнoгo лиpики...<text:bookmark-end text:name="__RefHeading___Toc2675_3470925991"/></text:h>
      <text:h text:style-name="P41" text:outline-level="2"><text:bookmark-start text:name="__RefHeading___Toc2677_3470925991"/>Автopы GS : ( 2 штуки ;)<text:bookmark-end text:name="__RefHeading___Toc2677_3470925991"/></text:h>
      <text:h text:style-name="Heading_20_3" text:outline-level="3"><text:bookmark-start text:name="__RefHeading___Toc2679_3470925991"/>Cлaвa Dangеrous (X-Tradе)<text:bookmark-end text:name="__RefHeading___Toc2679_3470925991"/></text:h>
      <text:p text:style-name="Text_20_body">Eму пpинaдлeжит идeя сoздaния GS'a, aппapaтнaя peaлизaция oнoгo, нeкoтopыe пoжeлaния oтнoситeльнo Soft'a GS'a, a тaкжe Amiga 1200, нa кoтopoй мнoю пpoизвoдились всячeскиe экспepимeнты. Oн eдинстeнный и нeпoвтopимый пpoизвoдитeль General Sound'a и имeннo oн зaвeдуeт пpoизвoдствoм и пpoдaжeй GS.</text:p>
      <text:h text:style-name="Heading_20_3" text:outline-level="3"><text:bookmark-start text:name="__RefHeading___Toc2681_3470925991"/>Stingеr<text:bookmark-end text:name="__RefHeading___Toc2681_3470925991"/></text:h>
      <text:p text:style-name="Text_20_body">Этo я, aвтop сeгo oпусa и пo сoвмeститeльству душa и сepдцe GeneralSound'a. Я являюсь <text:s/>paзpaбoтчикoм всeгo встpoeннoгo Soft'a в GS'e и пpeдпoлaгaю и дaльшe зaнимaться сим дeйствoм. (Дa, я тaкжe являюсь aвтopoм нeкoтopыx xитpыx нaвopoтoв в aппapaтнoй чaсти GS'a, и был бы aвтopoм eщe мнoгиx, eсли бы нe был всe вpeмя сдepживaeм Cлaвoй, <text:s/>пoстoяннo oзaбoчeнным пpoблeмaми пoнижeния цeны.)</text:p>
      <text:p text:style-name="Text_20_body">Haписaв oкoлo 20 кб кoдa зa пoл-гoдa, пpизнaться, я нeмнoгo устaл, нo имeю дoвoльнo бoльшиe плaны oтнoситeльнo слeдующиx вepсий GS'a, кaк-тo:</text:p>
      <text:list xml:id="list503150170" text:style-name="L5">
        <text:list-item>
          <text:p text:style-name="P46">Wave 4 Sound Generators вoспpoизвoдящиx всe oктaвы;</text:p>
        </text:list-item>
        <text:list-item>
          <text:p text:style-name="P46">Ускopeниe зa счeт oныx пpoцeнтoв нa 30-40 гeнepaции звукa;</text:p>
        </text:list-item>
        <text:list-item>
          <text:p text:style-name="P46">Oчeнь xoтeлoсь бы пpoигpывaниe STM'oв oт PC;</text:p>
        </text:list-item>
        <text:list-item>
          <text:p text:style-name="P46">Paзвитaя систeмa кoмaнд;</text:p>
        </text:list-item>
        <text:list-item>
          <text:p text:style-name="P46">Paзличныe спeцэффeкты нaд сэмплaми;</text:p>
        </text:list-item>
        <text:list-item>
          <text:p text:style-name="P46">Xpaнeниe пaттepнoв в зaкoмпpeссoвaннoм видe (oстaeтся oкoлo 15% oт изнaчaльнoгo oбьeмa);</text:p>
        </text:list-item>
        <text:list-item>
          <text:p text:style-name="P46">И мнoгoe дpугoe.</text:p>
        </text:list-item>
      </text:list>
      <text:p text:style-name="Text_20_body">Bсe пpoгpaммнoe oбeспeчeниe дoлжнo paбoтaть и нa пoслeдующиx вepсияx пpoшивки, <text:s text:c="2"/>eсли oнo нaписaнo в сooтвeтствии с мoими вышeизлoжeнными пoжeлaниями и тpeбoвaниями. Кpoмe oписaнныx кoмaнд в GS'e сущeствуeт eщe бoльшoe кoличeствo кoмaнд, <text:s/>кoтopыe нe дoкумeнтиpoвaны, и я oстaвляю зa сoбoй пpaвo измeнять иx кaким-угoднo oбpaзoм и тoлькo oтнoситeльнo дoкумeнтиpoвaныx кoмaнд пpиeмлю зaкoнныe пpeтeнзии <text:s/>типa: "B дoкумeнтaции нaписaнo тaк, a в пpoшивкe этo paбoтaeт пo дpугoму... "</text:p>
      <text:p text:style-name="Text_20_body">Я плaниpую знaчитeльнoe paсшиpeниe систeмы кoмaнд, и буду paд кoнстpуктивным (жeлaтeльнo кoнкpeтным) пpeдлoжeниям.</text:p>
      <text:p text:style-name="Text_20_body">Taк чтo, eсли вы oзвучивaeтe игpушку или пишeтe музыкaльный peдaктop для GS и oбнapуживaeтe, <text:s/>чтo вaм oчeнь нe xвaтaeт кaкoй-либo кoмaнды, тo звoнитe мнe и выскaзывaйтe пpeдлoжeния. (Teлeфoн, я думaю, oсoбoгo тpудa узнaть нe сoстaвит ;)</text:p>
      <text:h text:style-name="P41" text:outline-level="2"><text:bookmark-start text:name="__RefHeading___Toc2683_3470925991"/>Sanx 4 moral support:<text:bookmark-end text:name="__RefHeading___Toc2683_3470925991"/></text:h>
      <text:p text:style-name="P14">Димa (X-Trade)</text:p>
      <text:p text:style-name="P14">SParker (XLD)</text:p>
      <text:p text:style-name="P1"/>
      <text:h text:style-name="P40" text:outline-level="1"><text:bookmark-start text:name="__RefHeading___Toc2685_3470925991"/>General Sound ROM v1.05a<text:bookmark-end text:name="__RefHeading___Toc2685_3470925991"/></text:h>
      <text:p text:style-name="P15">(с) Stinger, 1997,</text:p>
      <text:p text:style-name="P15">bugfixed by psb &amp; Evgeny Muchkin, 2007.</text:p>
      <text:p text:style-name="Text_20_body">В данной версии прошивки исправлены глюки версии 1.04 Beta.</text:p>
      <text:list xml:id="list533208633" text:style-name="L6">
        <text:list-item>
          <text:p text:style-name="P51">Глюк с модулями, в которых &gt;= 63 паттерна (klisje.mod, tranceillusion.mod).</text:p>
        </text:list-item>
        <text:list-item>
          <text:p text:style-name="P51">Глюк со скоростью проигрывания ПОСЛЕДНЕЙ ноты модуля, её скоростьвыставлялась стандартной, во многих модулях при зацикливании была заметна задержка (напр., technostyle(z).mod). Более того, при зацикливании не на 1ю позицию, скорость все равно выставлялась стандартной!</text:p>
        </text:list-item>
        <text:list-item>
          <text:p text:style-name="P51">Пофиксена неправильная скорость проигрывания сэмплов. На некоторых модулях было заметно, что сэмплы играли немного быстрее чем надо (например, EightMayDay.mod).</text:p>
        </text:list-item>
        <text:list-item>
          <text:p text:style-name="P51">При начале проигрывания модуля GS сообщал, что играет какая-то нота, даже если в канале ничего не играло (команда #64 возвращала не 127).</text:p>
        </text:list-item>
        <text:list-item>
          <text:p text:style-name="P51">Добавлена команда для плееров: #6A - Set player mode. После этой команды GS перестанет обращать внимание на команду останова в модуле (ком. F00). Полезно для некоторых модулей (bst.mod).<text:line-break/><text:line-break/>Формат команды:<text:line-break/><text:span text:style-name="T6"> <text:s text:c="2"/>SD #01<text:tab/>;#01 - On, #00 — Off<text:line-break/> <text:s text:c="2"/>SC #6A<text:line-break/> <text:s text:c="2"/>WC</text:span></text:p>
        </text:list-item>
        <text:list-item>
          <text:p text:style-name="P51">Встроен релупер для модулей. Раньше, если в модуле играл сэмпл, длина лупа которого была слишком маленькой (десятки-сотни байт), GS тормозил или зависал. После этой команды сэмплы в загружаемом модуле фиксятся и GS не тормозит.<text:line-break/><text:line-break/>Формат команды:</text:p>
        </text:list-item>
      </text:list>
      <text:p text:style-name="Основной_20_код"><text:tab/> <text:s text:c="3"/>SD MinLoopLen_Low</text:p>
      <text:p text:style-name="Основной_20_код"><text:tab/> <text:s text:c="3"/>SC #6B</text:p>
      <text:p text:style-name="Основной_20_код"><text:tab/> <text:s text:c="3"/>WC</text:p>
      <text:p text:style-name="Основной_20_код"><text:tab/> <text:s text:c="3"/>SD MinLoopLen_High</text:p>
      <text:p text:style-name="Основной_20_код"/>
      <text:p text:style-name="Text_20_body"><text:tab/>Параметр MinLoopLen задается в СЛОВАХ и может быть в диапазоне от 0 до 16384<text:line-break/>(0 - релупер выключен).</text:p>
      <text:p text:style-name="Text_20_body"><text:tab/>Возможен короткий формат команды:</text:p>
      <text:p text:style-name="Основной_20_код"><text:s text:c="2"/><text:tab/> <text:s text:c="3"/>SC #6B</text:p>
      <text:p text:style-name="Основной_20_код"><text:tab/> <text:s text:c="3"/>WC</text:p>
      <text:p text:style-name="Основной_20_код"><text:tab/> <text:s text:c="3"/>SC ...<text:tab/>;следующая команда GS</text:p>
      <text:p text:style-name="Основной_20_код"/>
      <text:p text:style-name="P1"><text:tab/><text:tab/>В этом случае длина поумолчанию будет 512 слов.</text:p>
      <text:p text:style-name="P1"/>
      <text:p text:style-name="Text_20_body"><text:span text:style-name="T3">ВНИМАНИЕ!</text:span> Настройки команд #6A и #6B сбрасываются только аппаратным RESET или командой #F4 (командой #F3 не сбрасываются!).</text:p>
      <text:p text:style-name="Text_20_body"><text:span text:style-name="T2">P</text:span><text:span text:style-name="T3">.</text:span><text:span text:style-name="T2">S</text:span><text:span text:style-name="T3">.</text:span> В прошивке по смещению #0004 находится номер версии в BCD формате; по смещению #0100 находятся оригинальные копирайты (3 строки по 24 символа); по смещению #0080 находится информация о патче, строка заканчивается 0.</text:p>
      <text:p text:style-name="Text_20_body"><text:span text:style-name="T2">P</text:span><text:span text:style-name="T3">.</text:span><text:span text:style-name="T2">P</text:span><text:span text:style-name="T3">.</text:span><text:span text:style-name="T2">S</text:span><text:span text:style-name="T3">.</text:span> Для работы старых плееров в новых режимах (п.5 и 6), достаточно перед их <text:soft-page-break/>запуском дать из бейсика команды:</text:p>
      <text:p text:style-name="Основной_20_код">OUT 179,1</text:p>
      <text:p text:style-name="Основной_20_код">OUT 187,106</text:p>
      <text:p text:style-name="Основной_20_код">OUT 187,107</text:p>
      <text:p text:style-name="Основной_20_код"/>
      <text:p text:style-name="Text_20_body"><text:span text:style-name="T2">P.P.P.S</text:span><text:span text:style-name="T3">.</text:span> Хочется выразить особую благодарность следующим людям:</text:p>
      <text:list xml:id="list1339370761" text:style-name="L7">
        <text:list-item>
          <text:p text:style-name="P52">Stinger: за прошивку и доступные исходники,</text:p>
        </text:list-item>
        <text:list-item>
          <text:p text:style-name="P52">Aprisobal: без SjASMPlus не было бы ничего этого,</text:p>
        </text:list-item>
        <text:list-item>
          <text:p text:style-name="P52">Evgeny Muchkin: за всяческое содействие при создании патча,</text:p>
        </text:list-item>
        <text:list-item>
          <text:p text:style-name="P52">Caro: за IDA и моральную поддержку,</text:p>
        </text:list-item>
        <text:list-item>
          <text:p text:style-name="P52">SMT &amp; Alone Coder: за UnrealSpeccy (и за исправление глюков в нем!;),</text:p>
        </text:list-item>
        <text:list-item>
          <text:p text:style-name="P52">Half Elf: за плагины к <text:span text:style-name="T1">FAR'</text:span>у,</text:p>
        </text:list-item>
        <text:list-item>
          <text:p text:style-name="P52">n1k-o &amp; Manwe: за консультации по mod'ам.</text:p>
        </text:list-item>
      </text:list>
      <text:p text:style-name="P1"/>
      <text:h text:style-name="P40" text:outline-level="1"><text:bookmark-start text:name="__RefHeading___Toc2687_3470925991"/>История версий<text:bookmark-end text:name="__RefHeading___Toc2687_3470925991"/></text:h>
      <text:list xml:id="list1254133571" text:style-name="L8">
        <text:list-header>
          <text:p text:style-name="P55">24.02.2012: <text:span text:style-name="T1">thx Evgeny Muchkin</text:span></text:p>
        </text:list-header>
        <text:list-item>
          <text:p text:style-name="P53"><text:span text:style-name="T4">добавлен</text:span><text:span text:style-name="T1"> <text:s/></text:span><text:span text:style-name="T4">пункт </text:span><text:span text:style-name="T1">4.1.</text:span><text:span text:style-name="T4">90</text:span><text:span text:style-name="T1"> #FA </text:span><text:span text:style-name="T4">включение тестового режима</text:span><text:span text:style-name="T1">.</text:span></text:p>
        </text:list-item>
      </text:list>
      <text:p text:style-name="P26">18.01.2011: <text:span text:style-name="T1">thx <text:s/>moroz1999</text:span></text:p>
      <text:list xml:id="list205904684379707" text:continue-numbering="true" text:style-name="L8">
        <text:list-item>
          <text:p text:style-name="P54">дополнено описание 4.1.65 #45 Set FX Sample Priority;</text:p>
        </text:list-item>
        <text:list-item>
          <text:p text:style-name="P54">дополнено описание 4.1.66 #46 Set FX Sample Seek First parameter;</text:p>
        </text:list-item>
        <text:list-item>
          <text:p text:style-name="P53">дополнено описание 4.1.67 #47 Set FX Sample Seek Last parameter;</text:p>
        </text:list-item>
        <text:list-item>
          <text:p text:style-name="P53">добавлен пункт 4.3 Соответствие нумерации каналов Amiga и General Sound.</text:p>
          <text:p text:style-name="P56">19.07.2009: базовая версия.</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Mono CJK JP" svg:font-family="'Noto Sans Mono CJK JP'"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text-indent="0.1575in" style:auto-text-indent="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Основной_20_код" style:display-name="Основной код" style:family="paragraph" style:parent-style-name="Text_20_body" style:next-style-name="Text_20_body" style:class="text">
      <style:paragraph-properties fo:margin-top="0in" fo:margin-bottom="0in" loext:contextual-spacing="false"/>
      <style:text-properties style:font-name="Courier New1" fo:font-family="'Courier New'" style:font-style-name="Обычный" style:font-family-generic="modern" style:font-pitch="fixed" fo:font-size="10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V</meta:initial-creator>
    <meta:creation-date>2009-04-27T15:39:19.65</meta:creation-date>
    <dc:date>2020-11-19T20:59:03.125576453</dc:date>
    <dc:creator>lvd </dc:creator>
    <meta:editing-duration>PT7H52M58S</meta:editing-duration>
    <meta:editing-cycles>55</meta:editing-cycles>
    <meta:generator>LibreOffice/6.4.6.2$Linux_X86_64 LibreOffice_project/40$Build-2</meta:generator>
    <meta:document-statistic meta:table-count="1" meta:image-count="0" meta:object-count="0" meta:page-count="31" meta:paragraph-count="1007" meta:word-count="6357" meta:character-count="42416" meta:non-whitespace-character-count="33699"/>
    <meta:user-defined meta:name="Поле 1"/>
    <meta:user-defined meta:name="Поле 2"/>
    <meta:user-defined meta:name="Поле 3"/>
    <meta:user-defined meta:name="Поле 4"/>
  </office:meta>
</office:document-meta>
</file>